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44cm" fo:margin-left="-0.203cm" fo:margin-top="0cm" fo:margin-bottom="0cm" table:align="left" style:writing-mode="lr-tb"/>
    </style:style>
    <style:style style:name="Table1.A" style:family="table-column">
      <style:table-column-properties style:column-width="2.163cm"/>
    </style:style>
    <style:style style:name="Table1.B" style:family="table-column">
      <style:table-column-properties style:column-width="1.734cm"/>
    </style:style>
    <style:style style:name="Table1.C" style:family="table-column">
      <style:table-column-properties style:column-width="9.045cm"/>
    </style:style>
    <style:style style:name="Table1.D" style:family="table-column">
      <style:table-column-properties style:column-width="4.002cm"/>
    </style:style>
    <style:style style:name="Table1.1" style:family="table-row">
      <style:table-row-properties fo:keep-together="auto"/>
    </style:style>
    <style:style style:name="Table1.A1" style:family="table-cell">
      <style:table-cell-properties fo:padding-left="0.203cm" fo:padding-right="0.191cm" fo:padding-top="0cm" fo:padding-bottom="0cm" fo:border="0.75pt solid #00000a"/>
    </style:style>
    <style:style style:name="Table4" style:family="table">
      <style:table-properties style:width="16.304cm" fo:margin-top="0cm" fo:margin-bottom="0cm" table:align="center" style:writing-mode="lr-tb"/>
    </style:style>
    <style:style style:name="Table4.A" style:family="table-column">
      <style:table-column-properties style:column-width="3.358cm"/>
    </style:style>
    <style:style style:name="Table4.B" style:family="table-column">
      <style:table-column-properties style:column-width="12.945cm"/>
    </style:style>
    <style:style style:name="Table4.1" style:family="table-row">
      <style:table-row-properties fo:keep-together="auto"/>
    </style:style>
    <style:style style:name="Table4.A1" style:family="table-cell">
      <style:table-cell-properties fo:background-color="#bfbfbf" fo:padding-left="0.203cm" fo:padding-right="0.191cm" fo:padding-top="0cm" fo:padding-bottom="0cm" fo:border="0.75pt solid #000001">
        <style:background-image/>
      </style:table-cell-properties>
    </style:style>
    <style:style style:name="Table4.A2" style:family="table-cell">
      <style:table-cell-properties fo:padding-left="0.203cm" fo:padding-right="0.191cm" fo:padding-top="0cm" fo:padding-bottom="0cm" fo:border="0.75pt solid #000001"/>
    </style:style>
    <style:style style:name="Table4.B2" style:family="table-cell">
      <style:table-cell-properties fo:padding-left="0.203cm" fo:padding-right="0.191cm" fo:padding-top="0cm" fo:padding-bottom="0cm" fo:border="0.75pt solid #000001"/>
    </style:style>
    <style:style style:name="Table4.A3" style:family="table-cell">
      <style:table-cell-properties fo:padding-left="0.203cm" fo:padding-right="0.191cm" fo:padding-top="0cm" fo:padding-bottom="0cm" fo:border="0.75pt solid #000001"/>
    </style:style>
    <style:style style:name="Table4.B3" style:family="table-cell">
      <style:table-cell-properties fo:padding-left="0.203cm" fo:padding-right="0.191cm" fo:padding-top="0cm" fo:padding-bottom="0cm" fo:border="0.75pt solid #000001"/>
    </style:style>
    <style:style style:name="Table4.A4" style:family="table-cell">
      <style:table-cell-properties fo:padding-left="0.203cm" fo:padding-right="0.191cm" fo:padding-top="0cm" fo:padding-bottom="0cm" fo:border="0.75pt solid #000001"/>
    </style:style>
    <style:style style:name="Table4.B4" style:family="table-cell">
      <style:table-cell-properties fo:padding-left="0.203cm" fo:padding-right="0.191cm" fo:padding-top="0cm" fo:padding-bottom="0cm" fo:border="0.75pt solid #000001"/>
    </style:style>
    <style:style style:name="Table4.A5" style:family="table-cell">
      <style:table-cell-properties fo:padding-left="0.203cm" fo:padding-right="0.191cm" fo:padding-top="0cm" fo:padding-bottom="0cm" fo:border="0.75pt solid #000001"/>
    </style:style>
    <style:style style:name="Table4.B5" style:family="table-cell">
      <style:table-cell-properties fo:padding-left="0.203cm" fo:padding-right="0.191cm" fo:padding-top="0cm" fo:padding-bottom="0cm" fo:border="0.75pt solid #000001"/>
    </style:style>
    <style:style style:name="Table4.A6" style:family="table-cell">
      <style:table-cell-properties fo:padding-left="0.203cm" fo:padding-right="0.191cm" fo:padding-top="0cm" fo:padding-bottom="0cm" fo:border="0.75pt solid #000001"/>
    </style:style>
    <style:style style:name="Table4.B6" style:family="table-cell">
      <style:table-cell-properties fo:padding-left="0.203cm" fo:padding-right="0.191cm" fo:padding-top="0cm" fo:padding-bottom="0cm" fo:border="0.75pt solid #000001"/>
    </style:style>
    <style:style style:name="Table4.A7" style:family="table-cell">
      <style:table-cell-properties fo:padding-left="0.203cm" fo:padding-right="0.191cm" fo:padding-top="0cm" fo:padding-bottom="0cm" fo:border="0.75pt solid #000001"/>
    </style:style>
    <style:style style:name="Table4.B7" style:family="table-cell">
      <style:table-cell-properties fo:padding-left="0.203cm" fo:padding-right="0.191cm" fo:padding-top="0cm" fo:padding-bottom="0cm" fo:border="0.75pt solid #000001"/>
    </style:style>
    <style:style style:name="Table4.A8" style:family="table-cell">
      <style:table-cell-properties fo:padding-left="0.203cm" fo:padding-right="0.191cm" fo:padding-top="0cm" fo:padding-bottom="0cm" fo:border="0.75pt solid #000001"/>
    </style:style>
    <style:style style:name="Table4.B8" style:family="table-cell">
      <style:table-cell-properties fo:padding-left="0.203cm" fo:padding-right="0.191cm" fo:padding-top="0cm" fo:padding-bottom="0cm" fo:border="0.75pt solid #000001"/>
    </style:style>
    <style:style style:name="Table4.A9" style:family="table-cell">
      <style:table-cell-properties fo:padding-left="0.203cm" fo:padding-right="0.191cm" fo:padding-top="0cm" fo:padding-bottom="0cm" fo:border="0.75pt solid #000001"/>
    </style:style>
    <style:style style:name="Table4.B9" style:family="table-cell">
      <style:table-cell-properties fo:padding-left="0.203cm" fo:padding-right="0.191cm" fo:padding-top="0cm" fo:padding-bottom="0cm" fo:border="0.75pt solid #000001"/>
    </style:style>
    <style:style style:name="Table4.A10" style:family="table-cell">
      <style:table-cell-properties fo:padding-left="0.203cm" fo:padding-right="0.191cm" fo:padding-top="0cm" fo:padding-bottom="0cm" fo:border="0.75pt solid #000001"/>
    </style:style>
    <style:style style:name="Table4.B10" style:family="table-cell">
      <style:table-cell-properties fo:padding-left="0.203cm" fo:padding-right="0.191cm" fo:padding-top="0cm" fo:padding-bottom="0cm" fo:border="0.75pt solid #000001"/>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fr" fo:country="CA"/>
    </style:style>
    <style:style style:name="P5" style:family="paragraph" style:parent-style-name="Standard">
      <style:paragraph-properties fo:text-align="end" style:justify-single-word="false"/>
      <style:text-properties fo:language="fr" fo:country="CA"/>
    </style:style>
    <style:style style:name="P6" style:family="paragraph" style:parent-style-name="Standard">
      <style:text-properties style:text-line-through-style="solid" fo:language="fr" fo:country="CA"/>
    </style:style>
    <style:style style:name="P7"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style:font-size-asian="12pt"/>
    </style:style>
    <style:style style:name="P9" style:family="paragraph" style:parent-style-name="Footer">
      <style:paragraph-properties fo:padding="0cm" fo:border="none"/>
    </style:style>
    <style:style style:name="P10" style:family="paragraph" style:parent-style-name="Footer">
      <style:paragraph-properties fo:margin-left="0cm" fo:margin-right="0.635cm" fo:text-indent="0cm" style:auto-text-indent="false"/>
    </style:style>
    <style:style style:name="P11" style:family="paragraph" style:parent-style-name="Standard">
      <style:paragraph-properties fo:margin-left="0cm" fo:margin-right="0.12cm" fo:margin-top="0.071cm" fo:margin-bottom="0cm" style:contextual-spacing="false" fo:text-align="end" style:justify-single-word="false" fo:text-indent="0cm" style:auto-text-indent="false">
        <style:tab-stops>
          <style:tab-stop style:position="2.002cm"/>
        </style:tab-stops>
      </style:paragraph-properties>
    </style:style>
    <style:style style:name="P12" style:family="paragraph" style:parent-style-name="Header">
      <style:text-properties fo:language="fr" fo:country="CA"/>
    </style:style>
    <style:style style:name="P13" style:family="paragraph" style:parent-style-name="Text_20_body">
      <style:text-properties fo:color="#0000ff" fo:language="fr" fo:country="CA" fo:font-style="italic" style:font-style-asian="italic"/>
    </style:style>
    <style:style style:name="P14" style:family="paragraph" style:parent-style-name="Text_20_body">
      <style:text-properties fo:language="fr" fo:country="CA"/>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language="fr" fo:country="CA"/>
    </style:style>
    <style:style style:name="P17" style:family="paragraph" style:parent-style-name="Text_20_body">
      <style:paragraph-properties fo:margin-left="0cm" fo:margin-right="0cm" fo:text-indent="0cm" style:auto-text-indent="false"/>
      <style:text-properties fo:language="fr" fo:country="CA" fo:font-weight="bold" style:font-weight-asian="bold"/>
    </style:style>
    <style:style style:name="P18" style:family="paragraph" style:parent-style-name="Text_20_body">
      <style:paragraph-properties fo:margin-left="0cm" fo:margin-right="0cm" fo:text-indent="0cm" style:auto-text-indent="false"/>
      <style:text-properties officeooo:paragraph-rsid="00043116"/>
    </style:style>
    <style:style style:name="P19" style:family="paragraph" style:parent-style-name="Text_20_body">
      <style:paragraph-properties fo:margin-left="0cm" fo:margin-right="0cm" fo:text-indent="0cm" style:auto-text-indent="false"/>
      <style:text-properties officeooo:paragraph-rsid="00072e1e"/>
    </style:style>
    <style:style style:name="P20" style:family="paragraph" style:parent-style-name="Text_20_body">
      <style:paragraph-properties fo:margin-left="0cm" fo:margin-right="0cm" fo:text-indent="0cm" style:auto-text-indent="false"/>
      <style:text-properties officeooo:rsid="00072e1e" officeooo:paragraph-rsid="00072e1e"/>
    </style:style>
    <style:style style:name="P21" style:family="paragraph" style:parent-style-name="Title">
      <style:paragraph-properties fo:break-before="page"/>
    </style:style>
    <style:style style:name="P22" style:family="paragraph" style:parent-style-name="Contents_20_2">
      <style:paragraph-properties>
        <style:tab-stops>
          <style:tab-stop style:position="16.51cm" style:type="right" style:leader-style="dotted" style:leader-text="."/>
        </style:tab-stops>
      </style:paragraph-properties>
    </style:style>
    <style:style style:name="P23" style:family="paragraph" style:parent-style-name="Tabletext">
      <style:paragraph-properties fo:text-align="center" style:justify-single-word="false"/>
      <style:text-properties fo:language="fr" fo:country="CA" officeooo:rsid="00043116" officeooo:paragraph-rsid="00043116"/>
    </style:style>
    <style:style style:name="P24" style:family="paragraph" style:parent-style-name="Tabletext">
      <style:text-properties fo:language="fr" fo:country="CA" officeooo:rsid="00043116" officeooo:paragraph-rsid="00043116"/>
    </style:style>
    <style:style style:name="P25" style:family="paragraph" style:parent-style-name="Contents_20_3">
      <style:paragraph-properties>
        <style:tab-stops>
          <style:tab-stop style:position="16.51cm" style:type="right" style:leader-style="dotted" style:leader-text="."/>
        </style:tab-stops>
      </style:paragraph-properties>
    </style:style>
    <style:style style:name="P26" style:family="paragraph" style:parent-style-name="Contents_20_1">
      <style:paragraph-properties>
        <style:tab-stops>
          <style:tab-stop style:position="16.51cm" style:type="right" style:leader-style="dotted" style:leader-text="."/>
        </style:tab-stops>
      </style:paragraph-properties>
    </style:style>
    <style:style style:name="P27" style:family="paragraph" style:parent-style-name="Title">
      <style:paragraph-properties fo:text-align="end" style:justify-single-word="false"/>
      <style:text-properties fo:language="fr" fo:country="CA"/>
    </style:style>
    <style:style style:name="P28" style:family="paragraph" style:parent-style-name="Title">
      <style:paragraph-properties fo:text-align="end" style:justify-single-word="false"/>
    </style:style>
    <style:style style:name="P29" style:family="paragraph" style:parent-style-name="Title">
      <style:text-properties fo:font-size="14pt" fo:language="fr" fo:country="CA" style:font-size-asian="14pt"/>
    </style:style>
    <style:style style:name="P30"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style:font-name="Arial1" fo:font-size="18pt" fo:language="fr" fo:country="CA" fo:font-weight="bold" style:font-size-asian="18pt" style:font-weight-asian="bold" style:font-name-complex="Arial2" style:font-size-complex="18pt"/>
    </style:style>
    <style:style style:name="P31" style:family="paragraph" style:parent-style-name="Standard">
      <style:text-properties fo:language="en" fo:country="CA"/>
    </style:style>
    <style:style style:name="P32" style:family="paragraph" style:parent-style-name="Standard">
      <style:text-properties fo:language="fr" fo:country="CA"/>
    </style:style>
    <style:style style:name="P33" style:family="paragraph" style:parent-style-name="Standard">
      <style:paragraph-properties>
        <style:tab-stops>
          <style:tab-stop style:position="3.149cm"/>
        </style:tab-stops>
      </style:paragraph-properties>
      <style:text-properties fo:language="fr" fo:country="CA"/>
    </style:style>
    <style:style style:name="P34" style:family="paragraph" style:parent-style-name="Standard">
      <style:text-properties fo:language="fr" fo:country="CA" fo:font-style="italic" style:font-style-asian="italic"/>
    </style:style>
    <style:style style:name="P35" style:family="paragraph" style:parent-style-name="Standard">
      <style:text-properties style:text-line-through-style="solid" fo:language="fr" fo:country="CA"/>
    </style:style>
    <style:style style:name="P36" style:family="paragraph" style:parent-style-name="Standard">
      <style:paragraph-properties fo:text-align="center" style:justify-single-word="false"/>
      <style:text-properties style:font-name="Arial1" fo:language="fr" fo:country="CA" fo:font-weight="bold" style:font-weight-asian="bold" style:font-name-complex="Arial2"/>
    </style:style>
    <style:style style:name="P37" style:family="paragraph" style:parent-style-name="Standard">
      <style:paragraph-properties fo:margin-left="0cm" fo:margin-right="0.635cm" fo:text-indent="0cm" style:auto-text-indent="false"/>
      <style:text-properties fo:language="fr" fo:country="CA"/>
    </style:style>
    <style:style style:name="P38" style:family="paragraph" style:parent-style-name="Heading_20_1" style:list-style-name="WWNum1">
      <style:text-properties fo:language="fr" fo:country="CA"/>
    </style:style>
    <style:style style:name="P39" style:family="paragraph" style:parent-style-name="Heading_20_1" style:list-style-name="">
      <style:paragraph-properties fo:break-before="page"/>
      <style:text-properties fo:language="fr" fo:country="CA"/>
    </style:style>
    <style:style style:name="P40" style:family="paragraph" style:parent-style-name="Heading_20_3">
      <style:text-properties fo:language="fr" fo:country="CA"/>
    </style:style>
    <style:style style:name="P41" style:family="paragraph" style:parent-style-name="Heading_20_3">
      <style:text-properties fo:language="fr" fo:country="CA" officeooo:rsid="000be883" officeooo:paragraph-rsid="000be883"/>
    </style:style>
    <style:style style:name="P42" style:family="paragraph" style:parent-style-name="Heading_20_3">
      <style:text-properties officeooo:paragraph-rsid="0005e294"/>
    </style:style>
    <style:style style:name="P43" style:family="paragraph" style:parent-style-name="Heading_20_3">
      <style:text-properties style:text-line-through-style="solid" fo:language="fr" fo:country="CA"/>
    </style:style>
    <style:style style:name="P44" style:family="paragraph" style:parent-style-name="Heading_20_3">
      <style:text-properties officeooo:rsid="00072e1e" officeooo:paragraph-rsid="00072e1e"/>
    </style:style>
    <style:style style:name="P45" style:family="paragraph" style:parent-style-name="Heading_20_3">
      <style:paragraph-properties fo:margin-left="1.27cm" fo:margin-right="0cm" fo:text-indent="0cm" style:auto-text-indent="false"/>
      <style:text-properties fo:language="fr" fo:country="CA" officeooo:rsid="000aa753" officeooo:paragraph-rsid="000aa753"/>
    </style:style>
    <style:style style:name="P46" style:family="paragraph" style:parent-style-name="Heading_20_3">
      <style:paragraph-properties fo:margin-left="1.27cm" fo:margin-right="0cm" fo:text-indent="0cm" style:auto-text-indent="false"/>
      <style:text-properties fo:language="fr" fo:country="CA" officeooo:rsid="000be883" officeooo:paragraph-rsid="000be883"/>
    </style:style>
    <style:style style:name="P47" style:family="paragraph" style:parent-style-name="Heading_20_2">
      <style:text-properties fo:language="fr" fo:country="CA"/>
    </style:style>
    <style:style style:name="P48" style:family="paragraph" style:parent-style-name="Heading_20_2">
      <style:text-properties style:text-line-through-style="solid" fo:language="fr" fo:country="CA"/>
    </style:style>
    <style:style style:name="P49" style:family="paragraph" style:parent-style-name="Heading_20_2">
      <style:text-properties officeooo:rsid="0007cc37" officeooo:paragraph-rsid="0007cc37"/>
    </style:style>
    <style:style style:name="P50" style:family="paragraph" style:parent-style-name="Heading_20_2">
      <style:text-properties officeooo:rsid="000be883" officeooo:paragraph-rsid="000be883"/>
    </style:style>
    <style:style style:name="P51" style:family="paragraph" style:parent-style-name="Title" style:master-page-name="Standard">
      <style:paragraph-properties fo:text-align="end" style:justify-single-word="false" style:page-number="auto"/>
      <style:text-properties fo:language="fr" fo:country="CA"/>
    </style:style>
    <style:style style:name="P52" style:family="paragraph" style:parent-style-name="Title">
      <style:paragraph-properties fo:text-align="end" style:justify-single-word="false"/>
      <style:text-properties fo:language="fr" fo:country="CA"/>
    </style:style>
    <style:style style:name="P53" style:family="paragraph" style:parent-style-name="Title" style:master-page-name="Converted1">
      <style:paragraph-properties style:page-number="auto"/>
      <style:text-properties fo:language="fr" fo:country="CA"/>
    </style:style>
    <style:style style:name="P54" style:family="paragraph" style:parent-style-name="Title">
      <style:paragraph-properties fo:break-before="page"/>
      <style:text-properties fo:language="fr" fo:country="CA"/>
    </style:style>
    <style:style style:name="P55" style:family="paragraph" style:parent-style-name="Contents_20_1">
      <style:paragraph-properties fo:margin-left="0cm" fo:margin-right="1.27cm" fo:text-indent="0cm" style:auto-text-indent="false"/>
    </style:style>
    <style:style style:name="P56" style:family="paragraph" style:parent-style-name="Tabletext">
      <style:text-properties fo:language="fr" fo:country="CA"/>
    </style:style>
    <style:style style:name="P57" style:family="paragraph" style:parent-style-name="Tabletext">
      <style:paragraph-properties fo:text-align="center" style:justify-single-word="false"/>
      <style:text-properties fo:language="fr" fo:country="CA" fo:font-weight="bold" style:font-weight-asian="bold"/>
    </style:style>
    <style:style style:name="P58" style:family="paragraph" style:parent-style-name="Tabletext">
      <style:paragraph-properties fo:text-align="center" style:justify-single-word="false"/>
      <style:text-properties fo:language="fr" fo:country="CA"/>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margin-left="0cm" fo:margin-right="0cm" fo:text-indent="0cm" style:auto-text-indent="false"/>
      <style:text-properties fo:language="fr" fo:country="CA"/>
    </style:style>
    <style:style style:name="P61" style:family="paragraph" style:parent-style-name="Text_20_body">
      <style:paragraph-properties fo:margin-left="0cm" fo:margin-right="0cm" fo:text-indent="0cm" style:auto-text-indent="false"/>
      <style:text-properties fo:language="fr" fo:country="CA" fo:font-weight="normal" officeooo:rsid="00043116" officeooo:paragraph-rsid="00043116" style:font-weight-asian="normal" style:font-weight-complex="normal"/>
    </style:style>
    <style:style style:name="P62" style:family="paragraph" style:parent-style-name="Text_20_body">
      <style:paragraph-properties fo:margin-left="0cm" fo:margin-right="0cm" fo:text-indent="0cm" style:auto-text-indent="false"/>
      <style:text-properties fo:language="fr" fo:country="CA" fo:font-weight="bold" style:font-weight-asian="bold"/>
    </style:style>
    <style:style style:name="P63" style:family="paragraph" style:parent-style-name="Text_20_body">
      <style:paragraph-properties fo:margin-left="0cm" fo:margin-right="0cm" fo:text-indent="0cm" style:auto-text-indent="false"/>
      <style:text-properties fo:language="fr" fo:country="CA" fo:font-weight="bold" officeooo:paragraph-rsid="0005e294" style:font-weight-asian="bold"/>
    </style:style>
    <style:style style:name="P64" style:family="paragraph" style:parent-style-name="Text_20_body">
      <style:paragraph-properties fo:margin-left="0cm" fo:margin-right="0cm" fo:text-indent="0cm" style:auto-text-indent="false"/>
      <style:text-properties fo:language="fr" fo:country="CA" fo:font-weight="bold" officeooo:paragraph-rsid="00072e1e" style:font-weight-asian="bold"/>
    </style:style>
    <style:style style:name="P65" style:family="paragraph" style:parent-style-name="Text_20_body">
      <style:paragraph-properties fo:margin-left="0cm" fo:margin-right="0cm" fo:text-indent="0cm" style:auto-text-indent="false"/>
      <style:text-properties fo:language="fr" fo:country="CA" fo:font-weight="bold" officeooo:paragraph-rsid="0007cc37" style:font-weight-asian="bold"/>
    </style:style>
    <style:style style:name="P66" style:family="paragraph" style:parent-style-name="Text_20_body">
      <style:paragraph-properties fo:margin-left="0cm" fo:margin-right="0cm" fo:text-indent="0cm" style:auto-text-indent="false"/>
      <style:text-properties fo:language="fr" fo:country="CA" fo:font-weight="bold" officeooo:rsid="000be883" officeooo:paragraph-rsid="000be883" style:font-weight-asian="bold"/>
    </style:style>
    <style:style style:name="P67" style:family="paragraph" style:parent-style-name="Text_20_body">
      <style:paragraph-properties fo:margin-left="0cm" fo:margin-right="0cm" fo:text-indent="0cm" style:auto-text-indent="false"/>
      <style:text-properties fo:language="fr" fo:country="CA" fo:font-weight="bold" officeooo:rsid="0007cc37" officeooo:paragraph-rsid="000be883" style:font-weight-asian="bold"/>
    </style:style>
    <style:style style:name="P68" style:family="paragraph" style:parent-style-name="Text_20_body">
      <style:paragraph-properties fo:margin-left="0cm" fo:margin-right="0cm" fo:text-indent="0cm" style:auto-text-indent="false"/>
      <style:text-properties fo:language="fr" fo:country="CA" fo:font-weight="bold" officeooo:paragraph-rsid="000eb22a" style:font-weight-asian="bold"/>
    </style:style>
    <style:style style:name="P69" style:family="paragraph" style:parent-style-name="Text_20_body">
      <style:paragraph-properties fo:margin-left="0cm" fo:margin-right="0cm" fo:text-indent="0cm" style:auto-text-indent="false"/>
      <style:text-properties fo:language="fr" fo:country="CA" officeooo:rsid="0005e294" officeooo:paragraph-rsid="0005e294"/>
    </style:style>
    <style:style style:name="P70" style:family="paragraph" style:parent-style-name="Text_20_body">
      <style:paragraph-properties fo:margin-left="0cm" fo:margin-right="0cm" fo:text-indent="0cm" style:auto-text-indent="false"/>
      <style:text-properties fo:language="fr" fo:country="CA" officeooo:rsid="0007cc37" officeooo:paragraph-rsid="000be883"/>
    </style:style>
    <style:style style:name="P71" style:family="paragraph" style:parent-style-name="Text_20_body">
      <style:paragraph-properties fo:margin-left="0cm" fo:margin-right="0cm" fo:text-indent="0cm" style:auto-text-indent="false"/>
      <style:text-properties fo:language="fr" fo:country="CA" officeooo:rsid="000be883" officeooo:paragraph-rsid="000be883"/>
    </style:style>
    <style:style style:name="P72" style:family="paragraph" style:parent-style-name="Text_20_body">
      <style:paragraph-properties fo:margin-left="0cm" fo:margin-right="0cm" fo:text-indent="0cm" style:auto-text-indent="false"/>
      <style:text-properties style:text-line-through-style="solid"/>
    </style:style>
    <style:style style:name="P73" style:family="paragraph" style:parent-style-name="Text_20_body">
      <style:paragraph-properties fo:margin-left="0cm" fo:margin-right="0cm" fo:text-indent="0cm" style:auto-text-indent="false"/>
      <style:text-properties style:text-line-through-style="solid" fo:language="fr" fo:country="CA"/>
    </style:style>
    <style:style style:name="P74" style:family="paragraph" style:parent-style-name="Text_20_body">
      <style:paragraph-properties fo:margin-left="0cm" fo:margin-right="0cm" fo:text-indent="0cm" style:auto-text-indent="false"/>
      <style:text-properties style:text-line-through-style="solid" fo:language="fr" fo:country="CA" fo:font-weight="bold" style:font-weight-asian="bold"/>
    </style:style>
    <style:style style:name="P75" style:family="paragraph" style:parent-style-name="Text_20_body">
      <style:paragraph-properties fo:margin-left="0cm" fo:margin-right="0cm" fo:text-indent="0cm" style:auto-text-indent="false"/>
      <style:text-properties style:text-line-through-style="solid" fo:language="fr" fo:country="CA" fo:font-weight="bold" officeooo:paragraph-rsid="0007cc37" style:font-weight-asian="bold"/>
    </style:style>
    <style:style style:name="P76" style:family="paragraph" style:parent-style-name="Text_20_body">
      <style:paragraph-properties fo:margin-left="0cm" fo:margin-right="0cm" fo:text-indent="0cm" style:auto-text-indent="false"/>
      <style:text-properties officeooo:rsid="000aa753" officeooo:paragraph-rsid="000aa753"/>
    </style:style>
    <style:style style:name="P77" style:family="paragraph" style:parent-style-name="Text_20_body">
      <style:paragraph-properties fo:margin-left="0cm" fo:margin-right="0cm" fo:text-indent="0cm" style:auto-text-indent="false"/>
      <style:text-properties officeooo:paragraph-rsid="000be883"/>
    </style:style>
    <style:style style:name="P78" style:family="paragraph" style:parent-style-name="Text_20_body">
      <style:paragraph-properties fo:margin-left="0cm" fo:margin-right="0cm" fo:text-indent="0cm" style:auto-text-indent="false"/>
      <style:text-properties officeooo:paragraph-rsid="000eb22a"/>
    </style:style>
    <style:style style:name="P79" style:family="paragraph" style:parent-style-name="Text_20_body" style:list-style-name="L1">
      <style:text-properties fo:language="fr" fo:country="CA" officeooo:rsid="0005e294" officeooo:paragraph-rsid="0005e294"/>
    </style:style>
    <style:style style:name="P80" style:family="paragraph" style:parent-style-name="Text_20_body" style:list-style-name="L2">
      <style:text-properties fo:language="fr" fo:country="CA" officeooo:rsid="0005e294" officeooo:paragraph-rsid="0005e294"/>
    </style:style>
    <style:style style:name="P81" style:family="paragraph" style:parent-style-name="Text_20_body" style:list-style-name="L3">
      <style:text-properties fo:language="fr" fo:country="CA" officeooo:rsid="00072e1e" officeooo:paragraph-rsid="00072e1e"/>
    </style:style>
    <style:style style:name="P82" style:family="paragraph" style:parent-style-name="Text_20_body" style:list-style-name="WWNum8">
      <style:text-properties fo:language="fr" fo:country="CA"/>
    </style:style>
    <style:style style:name="P83" style:family="paragraph" style:parent-style-name="Text_20_body" style:list-style-name="WWNum7">
      <style:text-properties fo:language="fr" fo:country="CA"/>
    </style:style>
    <style:style style:name="P84" style:family="paragraph" style:parent-style-name="Text_20_body" style:list-style-name="WWNum8">
      <style:text-properties officeooo:paragraph-rsid="0007cc37"/>
    </style:style>
    <style:style style:name="P85" style:family="paragraph" style:parent-style-name="Text_20_body">
      <style:paragraph-properties fo:margin-left="1.27cm" fo:margin-right="0cm" fo:text-indent="0cm" style:auto-text-indent="false"/>
      <style:text-properties fo:language="fr" fo:country="CA" officeooo:rsid="0007cc37" officeooo:paragraph-rsid="000be883"/>
    </style:style>
    <style:style style:name="P86" style:family="paragraph" style:parent-style-name="Text_20_body">
      <style:paragraph-properties fo:margin-left="1.27cm" fo:margin-right="0cm" fo:text-indent="0cm" style:auto-text-indent="false"/>
      <style:text-properties fo:language="fr" fo:country="CA" officeooo:rsid="000be883" officeooo:paragraph-rsid="000be883"/>
    </style:style>
    <style:style style:name="T1" style:family="text">
      <style:text-properties fo:language="en" fo:country="CA" officeooo:rsid="00043116"/>
    </style:style>
    <style:style style:name="T2" style:family="text">
      <style:text-properties fo:language="fr" fo:country="CA"/>
    </style:style>
    <style:style style:name="T3" style:family="text">
      <style:text-properties fo:language="fr" fo:country="CA" fo:font-style="italic" style:font-style-asian="italic"/>
    </style:style>
    <style:style style:name="T4" style:family="text">
      <style:text-properties fo:language="fr" fo:country="CA" fo:font-style="italic" style:font-style-asian="italic" style:font-style-complex="italic"/>
    </style:style>
    <style:style style:name="T5" style:family="text">
      <style:text-properties fo:language="fr" fo:country="CA" fo:font-style="italic" officeooo:rsid="00043116" style:font-style-asian="italic" style:font-style-complex="italic"/>
    </style:style>
    <style:style style:name="T6" style:family="text">
      <style:text-properties fo:language="fr" fo:country="CA" officeooo:rsid="00043116"/>
    </style:style>
    <style:style style:name="T7" style:family="text">
      <style:text-properties fo:language="fr" fo:country="CA" officeooo:rsid="0005e294"/>
    </style:style>
    <style:style style:name="T8" style:family="text">
      <style:text-properties fo:language="fr" fo:country="CA" officeooo:rsid="00072e1e"/>
    </style:style>
    <style:style style:name="T9" style:family="text">
      <style:text-properties fo:language="fr" fo:country="CA" officeooo:rsid="0007cc37"/>
    </style:style>
    <style:style style:name="T10" style:family="text">
      <style:text-properties fo:language="fr" fo:country="CA" officeooo:rsid="0008eb3b"/>
    </style:style>
    <style:style style:name="T11" style:family="text">
      <style:text-properties fo:language="fr" fo:country="CA" officeooo:rsid="000be883"/>
    </style:style>
    <style:style style:name="T12" style:family="text">
      <style:text-properties style:font-name="Symbol"/>
    </style:style>
    <style:style style:name="T13" style:family="text">
      <style:text-properties fo:font-size="14pt" fo:language="fr" fo:country="CA" style:font-size-asian="14pt"/>
    </style:style>
    <style:style style:name="T14" style:family="text">
      <style:text-properties fo:font-size="14pt" fo:language="fr" fo:country="CA" officeooo:rsid="00043116" style:font-size-asian="14pt"/>
    </style:style>
    <style:style style:name="T15" style:family="text">
      <style:text-properties style:font-name="Calibri" fo:font-size="11pt" fo:language="fr" fo:country="CA" style:font-size-asian="11pt" style:language-asian="fr" style:country-asian="CA" style:font-size-complex="11pt"/>
    </style:style>
    <style:style style:name="T16" style:family="text">
      <style:text-properties style:text-line-through-style="solid" fo:language="fr" fo:country="CA"/>
    </style:style>
    <style:style style:name="T17" style:family="text">
      <style:text-properties officeooo:rsid="000aa753"/>
    </style:style>
    <style:style style:name="T18" style:family="text">
      <style:text-properties fo:font-style="normal" style:font-style-asian="normal" style:font-style-complex="normal"/>
    </style:style>
    <style:style style:name="T19" style:family="text">
      <style:text-properties fo:font-style="normal" officeooo:rsid="000be883" style:font-style-asian="normal" style:font-style-complex="normal"/>
    </style:style>
    <style:style style:name="T20" style:family="text">
      <style:text-properties officeooo:rsid="000be883"/>
    </style:style>
    <style:style style:name="T21" style:family="text">
      <style:text-properties officeooo:rsid="000d8c64"/>
    </style:style>
    <style:style style:name="T22" style:family="text">
      <style:text-properties officeooo:rsid="00105652"/>
    </style:style>
    <style:style style:name="T23"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
      <text:p text:style-name="P4"/>
      <text:p text:style-name="P4"/>
      <text:p text:style-name="P27"/>
      <text:p text:style-name="P27"/>
      <text:p text:style-name="P27"/>
      <text:p text:style-name="P27"/>
      <text:p text:style-name="P27">Air Instruments</text:p>
      <text:p text:style-name="P27">Spécifications des requis du système (SRS)</text:p>
      <text:p text:style-name="P27"/>
      <text:p text:style-name="P28"><text:span text:style-name="T13">Version </text:span><text:span text:style-name="T14">2.0</text:span></text:p>
      <text:p text:style-name="P29"/>
      <text:p text:style-name="P5"/>
      <text:p text:style-name="P13"/>
      <text:p text:style-name="P13"/>
      <text:p text:style-name="P13"/>
      <text:p text:style-name="P13"/>
      <text:p text:style-name="P13"/>
      <text:p text:style-name="P53">Historique des révisions</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Date</text:p>
          </table:table-cell>
          <table:table-cell table:style-name="Table1.A1" office:value-type="string">
            <text:p text:style-name="P57">Version</text:p>
          </table:table-cell>
          <table:table-cell table:style-name="Table1.A1" office:value-type="string">
            <text:p text:style-name="P57">Description</text:p>
          </table:table-cell>
          <table:table-cell table:style-name="Table1.A1" office:value-type="string">
            <text:p text:style-name="P57">Auteur</text:p>
          </table:table-cell>
        </table:table-row>
        <table:table-row table:style-name="Table1.1">
          <table:table-cell table:style-name="Table1.A1" office:value-type="string">
            <text:p text:style-name="P58">2014-01-15</text:p>
          </table:table-cell>
          <table:table-cell table:style-name="Table1.A1" office:value-type="string">
            <text:p text:style-name="P58">1.0</text:p>
          </table:table-cell>
          <table:table-cell table:style-name="Table1.A1" office:value-type="string">
            <text:p text:style-name="P56">Ébauche du SRS</text:p>
          </table:table-cell>
          <table:table-cell table:style-name="Table1.A1" office:value-type="string">
            <text:p text:style-name="P58">Alexandre Vanier</text:p>
          </table:table-cell>
        </table:table-row>
        <table:table-row table:style-name="Table1.1">
          <table:table-cell table:style-name="Table1.A1" office:value-type="string">
            <text:p text:style-name="P58">2014-01-22</text:p>
          </table:table-cell>
          <table:table-cell table:style-name="Table1.A1" office:value-type="string">
            <text:p text:style-name="P58">1.1</text:p>
          </table:table-cell>
          <table:table-cell table:style-name="Table1.A1" office:value-type="string">
            <text:p text:style-name="P56">Amélioration du SRS et ajouts de requis</text:p>
          </table:table-cell>
          <table:table-cell table:style-name="Table1.A1" office:value-type="string">
            <text:p text:style-name="P58">Alexandre Vanier</text:p>
          </table:table-cell>
        </table:table-row>
        <table:table-row table:style-name="Table1.1">
          <table:table-cell table:style-name="Table1.A1" office:value-type="string">
            <text:p text:style-name="P58">2014-01-28</text:p>
          </table:table-cell>
          <table:table-cell table:style-name="Table1.A1" office:value-type="string">
            <text:p text:style-name="P58">1.2</text:p>
          </table:table-cell>
          <table:table-cell table:style-name="Table1.A1" office:value-type="string">
            <text:p text:style-name="P56">Révision finale</text:p>
          </table:table-cell>
          <table:table-cell table:style-name="Table1.A1" office:value-type="string">
            <text:p text:style-name="P58">François Doray</text:p>
          </table:table-cell>
        </table:table-row>
        <table:table-row table:style-name="Table1.1">
          <table:table-cell table:style-name="Table1.A1" office:value-type="string">
            <text:p text:style-name="P58">2014-02-12</text:p>
          </table:table-cell>
          <table:table-cell table:style-name="Table1.A1" office:value-type="string">
            <text:p text:style-name="P58">1.3</text:p>
          </table:table-cell>
          <table:table-cell table:style-name="Table1.A1" office:value-type="string">
            <text:p text:style-name="P56">Révision des requis</text:p>
          </table:table-cell>
          <table:table-cell table:style-name="Table1.A1" office:value-type="string">
            <text:p text:style-name="P58">Alexandre Vanier<text:bookmark text:name="_GoBack"/></text:p>
          </table:table-cell>
        </table:table-row>
        <table:table-row table:style-name="Table1.1">
          <table:table-cell table:style-name="Table1.A1" office:value-type="string">
            <text:p text:style-name="P23">2014-04-06</text:p>
          </table:table-cell>
          <table:table-cell table:style-name="Table1.A1" office:value-type="string">
            <text:p text:style-name="P23">2.0</text:p>
          </table:table-cell>
          <table:table-cell table:style-name="Table1.A1" office:value-type="string">
            <text:p text:style-name="P24"><text:span text:style-name="T22">Révision</text:span> de fin de projet</text:p>
          </table:table-cell>
          <table:table-cell table:style-name="Table1.A1" office:value-type="string">
            <text:p text:style-name="P23">François Doray</text:p>
            <text:p text:style-name="P23">Alexandre Vanier</text:p>
          </table:table-cell>
        </table:table-row>
      </table:table>
      <text:p text:style-name="P4"/>
      <text:p text:style-name="P54">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055_967231247" text:style-name="Index_20_Link" text:visited-style-name="Index_20_Link">1.Introduction<text:tab/>4</text:a></text:p>
          <text:p text:style-name="P22"><text:a xlink:type="simple" xlink:href="#__RefHeading__1057_967231247" text:style-name="Index_20_Link" text:visited-style-name="Index_20_Link">1.1But<text:tab/>4</text:a></text:p>
          <text:p text:style-name="P22"><text:a xlink:type="simple" xlink:href="#__RefHeading__1059_967231247" text:style-name="Index_20_Link" text:visited-style-name="Index_20_Link">1.2Définitions, acronymes et abréviations<text:tab/>4</text:a></text:p>
          <text:p text:style-name="P22"><text:a xlink:type="simple" xlink:href="#__RefHeading__1061_967231247" text:style-name="Index_20_Link" text:visited-style-name="Index_20_Link">1.3Vue d’ensemble du document<text:tab/>4</text:a></text:p>
          <text:p text:style-name="P26"><text:a xlink:type="simple" xlink:href="#__RefHeading__1063_967231247" text:style-name="Index_20_Link" text:visited-style-name="Index_20_Link">2.Description globale<text:tab/>4</text:a></text:p>
          <text:p text:style-name="P22"><text:a xlink:type="simple" xlink:href="#__RefHeading__1065_967231247" text:style-name="Index_20_Link" text:visited-style-name="Index_20_Link">2.1Caractéristiques des usagers<text:tab/>4</text:a></text:p>
          <text:p text:style-name="P22"><text:a xlink:type="simple" xlink:href="#__RefHeading__1067_967231247" text:style-name="Index_20_Link" text:visited-style-name="Index_20_Link">2.2Interfaces<text:tab/>4</text:a></text:p>
          <text:p text:style-name="P25"><text:a xlink:type="simple" xlink:href="#__RefHeading__1069_967231247" text:style-name="Index_20_Link" text:visited-style-name="Index_20_Link">2.2.1Interfaces usagers<text:tab/>4</text:a></text:p>
          <text:p text:style-name="P25"><text:a xlink:type="simple" xlink:href="#__RefHeading__1071_967231247" text:style-name="Index_20_Link" text:visited-style-name="Index_20_Link">2.2.2Interfaces matérielles<text:tab/>5</text:a></text:p>
          <text:p text:style-name="P25"><text:a xlink:type="simple" xlink:href="#__RefHeading__1073_967231247" text:style-name="Index_20_Link" text:visited-style-name="Index_20_Link">2.2.3Interfaces logicielles<text:tab/>5</text:a></text:p>
          <text:p text:style-name="P25"><text:a xlink:type="simple" xlink:href="#__RefHeading__1075_967231247" text:style-name="Index_20_Link" text:visited-style-name="Index_20_Link">2.2.4Interfaces de communication<text:tab/>5</text:a></text:p>
          <text:p text:style-name="P22"><text:a xlink:type="simple" xlink:href="#__RefHeading__1077_967231247" text:style-name="Index_20_Link" text:visited-style-name="Index_20_Link">2.3Contraintes générales<text:tab/>5</text:a></text:p>
          <text:p text:style-name="P22"><text:a xlink:type="simple" xlink:href="#__RefHeading__1079_967231247" text:style-name="Index_20_Link" text:visited-style-name="Index_20_Link">2.4Hypothèses et dépendances<text:tab/>5</text:a></text:p>
          <text:p text:style-name="P26"><text:a xlink:type="simple" xlink:href="#__RefHeading__1081_967231247" text:style-name="Index_20_Link" text:visited-style-name="Index_20_Link">3.Exigences fonctionnelles<text:tab/>5</text:a></text:p>
          <text:p text:style-name="P22"><text:a xlink:type="simple" xlink:href="#__RefHeading__1083_967231247" text:style-name="Index_20_Link" text:visited-style-name="Index_20_Link">3.1Modes de jeu<text:tab/>5</text:a></text:p>
          <text:p text:style-name="P25"><text:a xlink:type="simple" xlink:href="#__RefHeading__1085_967231247" text:style-name="Index_20_Link" text:visited-style-name="Index_20_Link">3.1.1Choix du mode de jeu<text:tab/>5</text:a></text:p>
          <text:p text:style-name="P25"><text:a xlink:type="simple" xlink:href="#__RefHeading__1087_967231247" text:style-name="Index_20_Link" text:visited-style-name="Index_20_Link">3.1.2Mode libre<text:tab/>6</text:a></text:p>
          <text:p text:style-name="P25"><text:a xlink:type="simple" xlink:href="#__RefHeading__1089_967231247" text:style-name="Index_20_Link" text:visited-style-name="Index_20_Link">3.1.3Mode assisté<text:tab/>6</text:a></text:p>
          <text:p text:style-name="P25"><text:a xlink:type="simple" xlink:href="#__RefHeading__1091_967231247" text:style-name="Index_20_Link" text:visited-style-name="Index_20_Link">3.1.4Mode néophyte<text:tab/>6</text:a></text:p>
          <text:p text:style-name="P22"><text:a xlink:type="simple" xlink:href="#__RefHeading__1093_967231247" text:style-name="Index_20_Link" text:visited-style-name="Index_20_Link">3.2Contrôles du présentateur<text:tab/>6</text:a></text:p>
          <text:p text:style-name="P22"><text:a xlink:type="simple" xlink:href="#__RefHeading__1095_967231247" text:style-name="Index_20_Link" text:visited-style-name="Index_20_Link">3.3Choix d’instrument<text:tab/>7</text:a></text:p>
          <text:p text:style-name="P25"><text:a xlink:type="simple" xlink:href="#__RefHeading__1097_967231247" text:style-name="Index_20_Link" text:visited-style-name="Index_20_Link">3.3.1Détection du geste correspondant à chaque instrument<text:tab/>7</text:a></text:p>
          <text:p text:style-name="P25"><text:a xlink:type="simple" xlink:href="#__RefHeading__1099_967231247" text:style-name="Index_20_Link" text:visited-style-name="Index_20_Link">3.3.2Guidage pour le choix de l’instrument<text:tab/>7</text:a></text:p>
          <text:p text:style-name="P25"><text:a xlink:type="simple" xlink:href="#__RefHeading__1101_967231247" text:style-name="Index_20_Link" text:visited-style-name="Index_20_Link">3.3.3Emplacement de l’instrument<text:tab/>7</text:a></text:p>
          <text:p text:style-name="P22"><text:a xlink:type="simple" xlink:href="#__RefHeading__1103_967231247" text:style-name="Index_20_Link" text:visited-style-name="Index_20_Link">3.4Exigences relatives au piano<text:tab/>7</text:a></text:p>
          <text:p text:style-name="P25"><text:a xlink:type="simple" xlink:href="#__RefHeading__1105_967231247" text:style-name="Index_20_Link" text:visited-style-name="Index_20_Link">3.4.1Vue à la première personne<text:tab/>7</text:a></text:p>
          <text:p text:style-name="P25"><text:a xlink:type="simple" xlink:href="#__RefHeading__1107_967231247" text:style-name="Index_20_Link" text:visited-style-name="Index_20_Link">3.4.2Positionnement du capteur<text:tab/>7</text:a></text:p>
          <text:p text:style-name="P25"><text:a xlink:type="simple" xlink:href="#__RefHeading__1109_967231247" text:style-name="Index_20_Link" text:visited-style-name="Index_20_Link">3.4.3Notes jouables<text:tab/>8</text:a></text:p>
          <text:p text:style-name="P25"><text:a xlink:type="simple" xlink:href="#__RefHeading__1111_967231247" text:style-name="Index_20_Link" text:visited-style-name="Index_20_Link">3.4.4Grosseur relative des modèles<text:tab/>8</text:a></text:p>
          <text:p text:style-name="P25"><text:a xlink:type="simple" xlink:href="#__RefHeading__1113_967231247" text:style-name="Index_20_Link" text:visited-style-name="Index_20_Link">3.4.5Utilisation des pédales<text:tab/>8</text:a></text:p>
          <text:p text:style-name="P22"><text:a xlink:type="simple" xlink:href="#__RefHeading__1115_967231247" text:style-name="Index_20_Link" text:visited-style-name="Index_20_Link">3.5Exigences relatives à la batterie<text:tab/>8</text:a></text:p>
          <text:p text:style-name="P25"><text:a xlink:type="simple" xlink:href="#__RefHeading__1117_967231247" text:style-name="Index_20_Link" text:visited-style-name="Index_20_Link">3.5.1Vue à la première personne<text:tab/>8</text:a></text:p>
          <text:p text:style-name="P25"><text:a xlink:type="simple" xlink:href="#__RefHeading__1119_967231247" text:style-name="Index_20_Link" text:visited-style-name="Index_20_Link">3.5.2Jouabilité de la batterie<text:tab/>9</text:a></text:p>
          <text:p text:style-name="P25"><text:a xlink:type="simple" xlink:href="#__RefHeading__1121_967231247" text:style-name="Index_20_Link" text:visited-style-name="Index_20_Link">3.5.3Positionnement du capteur<text:tab/>9</text:a></text:p>
          <text:p text:style-name="P25"><text:a xlink:type="simple" xlink:href="#__RefHeading__1123_967231247" text:style-name="Index_20_Link" text:visited-style-name="Index_20_Link">3.5.4Pédale de la batterie<text:tab/>9</text:a></text:p>
          <text:p text:style-name="P22"><text:a xlink:type="simple" xlink:href="#__RefHeading__1125_967231247" text:style-name="Index_20_Link" text:visited-style-name="Index_20_Link">3.6Exigences relatives à la guitare<text:tab/>9</text:a></text:p>
          <text:p text:style-name="P25"><text:a xlink:type="simple" xlink:href="#__RefHeading__1127_967231247" text:style-name="Index_20_Link" text:visited-style-name="Index_20_Link">3.6.1Vue à la troisième personne<text:tab/>9</text:a></text:p>
          <text:p text:style-name="P25"><text:a xlink:type="simple" xlink:href="#__RefHeading__1129_967231247" text:style-name="Index_20_Link" text:visited-style-name="Index_20_Link">3.6.2Jouabilité de la guitare<text:tab/>9</text:a></text:p>
          <text:p text:style-name="P25"><text:a xlink:type="simple" xlink:href="#__RefHeading__1131_967231247" text:style-name="Index_20_Link" text:visited-style-name="Index_20_Link">3.6.3Positionnement du capteur<text:tab/>10</text:a></text:p>
          <text:p text:style-name="P22"><text:a xlink:type="simple" xlink:href="#__RefHeading__1133_967231247" text:style-name="Index_20_Link" text:visited-style-name="Index_20_Link">3.7Instruments souhaitables<text:tab/>10</text:a></text:p>
          <text:p text:style-name="P22"><text:a xlink:type="simple" xlink:href="#__RefHeading__1135_967231247" text:style-name="Index_20_Link" text:visited-style-name="Index_20_Link">3.8Instruments optionnels<text:tab/>10</text:a></text:p>
          <text:p text:style-name="P22"><text:a xlink:type="simple" xlink:href="#__RefHeading__1137_967231247" text:style-name="Index_20_Link" text:visited-style-name="Index_20_Link">3.9Affichage des instruments de chaque joueur sur un même écran<text:tab/>10</text:a></text:p>
          <text:p text:style-name="P22"><text:a xlink:type="simple" xlink:href="#__RefHeading__1139_967231247" text:style-name="Index_20_Link" text:visited-style-name="Index_20_Link">3.10Affichage évolué<text:tab/>11</text:a></text:p>
          <text:p text:style-name="P22"><text:a xlink:type="simple" xlink:href="#__RefHeading__1141_967231247" text:style-name="Index_20_Link" text:visited-style-name="Index_20_Link">3.11Nombre de joueurs<text:tab/>11</text:a></text:p>
          <text:p text:style-name="P25"><text:a xlink:type="simple" xlink:href="#__RefHeading__1143_967231247" text:style-name="Index_20_Link" text:visited-style-name="Index_20_Link">3.11.1Deux pianos en simultané<text:tab/>11</text:a></text:p>
          <text:p text:style-name="P26"><text:a xlink:type="simple" xlink:href="#__RefHeading__1145_967231247" text:style-name="Index_20_Link" text:visited-style-name="Index_20_Link">4.Exigences non-fonctionnelles<text:tab/>11</text:a></text:p>
          <text:p text:style-name="P22"><text:soft-page-break/><text:a xlink:type="simple" xlink:href="#__RefHeading__1147_967231247" text:style-name="Index_20_Link" text:visited-style-name="Index_20_Link">4.1Utilisabilité<text:tab/>11</text:a></text:p>
          <text:p text:style-name="P25"><text:a xlink:type="simple" xlink:href="#__RefHeading__1149_967231247" text:style-name="Index_20_Link" text:visited-style-name="Index_20_Link">4.1.1Temps de formation<text:tab/>11</text:a></text:p>
          <text:p text:style-name="P25"><text:a xlink:type="simple" xlink:href="#__RefHeading__1151_967231247" text:style-name="Index_20_Link" text:visited-style-name="Index_20_Link">4.1.2Latence du son<text:tab/>12</text:a></text:p>
          <text:p text:style-name="P25"><text:a xlink:type="simple" xlink:href="#__RefHeading__1153_967231247" text:style-name="Index_20_Link" text:visited-style-name="Index_20_Link">4.1.3Latence de l’image<text:tab/>12</text:a></text:p>
          <text:p text:style-name="P22"><text:a xlink:type="simple" xlink:href="#__RefHeading__1155_967231247" text:style-name="Index_20_Link" text:visited-style-name="Index_20_Link">4.2Fiabilité<text:tab/>12</text:a></text:p>
          <text:p text:style-name="P25"><text:a xlink:type="simple" xlink:href="#__RefHeading__1157_967231247" text:style-name="Index_20_Link" text:visited-style-name="Index_20_Link">4.2.1Temps moyen entre pannes<text:tab/>12</text:a></text:p>
          <text:p text:style-name="P25"><text:a xlink:type="simple" xlink:href="#__RefHeading__1159_967231247" text:style-name="Index_20_Link" text:visited-style-name="Index_20_Link">4.2.2Temps moyen jusqu’à la réparation<text:tab/>12</text:a></text:p>
          <text:p text:style-name="P22"><text:a xlink:type="simple" xlink:href="#__RefHeading__1161_967231247" text:style-name="Index_20_Link" text:visited-style-name="Index_20_Link">4.3Performance<text:tab/>12</text:a></text:p>
          <text:p text:style-name="P25"><text:a xlink:type="simple" xlink:href="#__RefHeading__1163_967231247" text:style-name="Index_20_Link" text:visited-style-name="Index_20_Link">4.3.1Utilisation de ressource<text:tab/>12</text:a></text:p>
          <text:p text:style-name="P22"><text:a xlink:type="simple" xlink:href="#__RefHeading__1165_967231247" text:style-name="Index_20_Link" text:visited-style-name="Index_20_Link">4.4Maintenabilité<text:tab/>13</text:a></text:p>
          <text:p text:style-name="P25"><text:a xlink:type="simple" xlink:href="#__RefHeading__1167_967231247" text:style-name="Index_20_Link" text:visited-style-name="Index_20_Link">4.4.1Calibrage facile<text:tab/>13</text:a></text:p>
          <text:p text:style-name="P25"><text:a xlink:type="simple" xlink:href="#__RefHeading__1169_967231247" text:style-name="Index_20_Link" text:visited-style-name="Index_20_Link">4.4.2Normes de codage<text:tab/>13</text:a></text:p>
          <text:p text:style-name="P22"><text:a xlink:type="simple" xlink:href="#__RefHeading__1171_967231247" text:style-name="Index_20_Link" text:visited-style-name="Index_20_Link">4.5Contraintes de conception<text:tab/>13</text:a></text:p>
          <text:p text:style-name="P25"><text:a xlink:type="simple" xlink:href="#__RefHeading__1173_967231247" text:style-name="Index_20_Link" text:visited-style-name="Index_20_Link">4.5.1Langage de programmation<text:tab/>13</text:a></text:p>
          <text:p text:style-name="P25"><text:a xlink:type="simple" xlink:href="#__RefHeading__1175_967231247" text:style-name="Index_20_Link" text:visited-style-name="Index_20_Link">4.5.2Librairies utilisées<text:tab/>13</text:a></text:p>
          <text:p text:style-name="P25"><text:a xlink:type="simple" xlink:href="#__RefHeading__1177_967231247" text:style-name="Index_20_Link" text:visited-style-name="Index_20_Link">4.5.3Processus<text:tab/>13</text:a></text:p>
          <text:p text:style-name="P25"><text:a xlink:type="simple" xlink:href="#__RefHeading__1179_967231247" text:style-name="Index_20_Link" text:visited-style-name="Index_20_Link">4.5.4Achat de composantes<text:tab/>14</text:a></text:p>
          <text:p text:style-name="P22"><text:a xlink:type="simple" xlink:href="#__RefHeading__1181_967231247" text:style-name="Index_20_Link" text:visited-style-name="Index_20_Link">4.6Exigences de la documentation usager en ligne et du système d’assistance<text:tab/>14</text:a></text:p>
          <text:p text:style-name="P26"><text:a xlink:type="simple" xlink:href="#__RefHeading__1183_967231247" text:style-name="Index_20_Link" text:visited-style-name="Index_20_Link">ANNEXE A: Glossaire<text:tab/>15</text:a></text:p>
        </text:index-body>
      </text:table-of-content>
      <text:p text:style-name="P21"><text:span text:style-name="T15">Spécifications des requis du système (SRS)</text:span><text:span text:style-name="T2"> </text:span></text:p>
      <text:p text:style-name="P4"/>
      <text:list xml:id="list6105961531884685672" text:style-name="WWNum1">
        <text:list-item>
          <text:h text:style-name="P38" text:outline-level="1"><text:bookmark-start text:name="_Toc378700618"/><text:bookmark-start text:name="__RefHeading__1055_967231247"/>Introduction<text:bookmark-end text:name="_Toc378700618"/><text:bookmark-end text:name="__RefHeading__1055_967231247"/></text:h>
          <text:list>
            <text:list-item>
              <text:h text:style-name="P47" text:outline-level="2"><text:bookmark-start text:name="_Toc378700619"/><text:bookmark-start text:name="__RefHeading__1057_967231247"/>But<text:bookmark-end text:name="_Toc378700619"/><text:bookmark-end text:name="__RefHeading__1057_967231247"/></text:h>
            </text:list-item>
          </text:list>
        </text:list-item>
      </text:list>
      <text:p text:style-name="P4">Le SRS décrit le comportement externe d’une application. Il décrit aussi les exigences non fonctionnelles, les contraintes de conception, ainsi que les autres facteurs nécessaires à la description complète des exigences du logiciel à développer.</text:p>
      <text:p text:style-name="P4"/>
      <text:list xml:id="list171957878156224" text:continue-numbering="true" text:style-name="WWNum1">
        <text:list-item>
          <text:list>
            <text:list-item>
              <text:h text:style-name="P47" text:outline-level="2"><text:bookmark-start text:name="_Toc378700620"/><text:bookmark-start text:name="__RefHeading__1059_967231247"/>Définitions, acronymes et abréviations<text:bookmark-end text:name="_Toc378700620"/><text:bookmark-end text:name="__RefHeading__1059_967231247"/></text:h>
            </text:list-item>
          </text:list>
        </text:list-item>
      </text:list>
      <text:p text:style-name="P14"/>
      <text:list xml:id="list171957878142316" text:continue-numbering="true" text:style-name="WWNum1">
        <text:list-item>
          <text:list>
            <text:list-item>
              <text:h text:style-name="P47" text:outline-level="2"><text:bookmark-start text:name="_Toc378700621"/><text:bookmark-start text:name="__RefHeading__1061_967231247"/>Vue d’ensemble du document<text:bookmark-end text:name="_Toc378700621"/><text:bookmark-end text:name="__RefHeading__1061_967231247"/></text:h>
            </text:list-item>
          </text:list>
        </text:list-item>
      </text:list>
      <text:p text:style-name="P16">Le document ci-dessous présente tout d’abord une description globale du système puis présente ensuite les exigences fonctionnelles organisées par thèmes (modes de jeu et instruments). Il y a finalement les exigences non-fonctionnelles qui sont organisées par des thèmes prédéfinis.</text:p>
      <text:p text:style-name="P14"/>
      <text:list xml:id="list171957879170088" text:continue-numbering="true" text:style-name="WWNum1">
        <text:list-item>
          <text:h text:style-name="P38" text:outline-level="1"><text:bookmark-start text:name="_Toc378700622"/><text:bookmark-start text:name="__RefHeading__1063_967231247"/>Description globale<text:bookmark-end text:name="_Toc378700622"/><text:bookmark-end text:name="__RefHeading__1063_967231247"/></text:h>
        </text:list-item>
      </text:list>
      <text:p text:style-name="P16">Air Instruments est un logiciel à but récréatif permettant à l’utilisateur de jouer de la musique sans avoir besoin d’instruments physiques. Le logiciel détecte les mouvements faits par l’utilisateur à l’aide de capteurs et effectue un traitement qui permet de déterminer les notes jouées et de produire un son réaliste. </text:p>
      <text:p text:style-name="P4"/>
      <text:list xml:id="list171957879158053" text:continue-numbering="true" text:style-name="WWNum1">
        <text:list-item>
          <text:list>
            <text:list-item>
              <text:h text:style-name="P47" text:outline-level="2"><text:bookmark-start text:name="_Toc378700623"/><text:bookmark-start text:name="__RefHeading__1065_967231247"/>Caractéristiques des usagers<text:bookmark-end text:name="_Toc378700623"/><text:bookmark-end text:name="__RefHeading__1065_967231247"/></text:h>
            </text:list-item>
          </text:list>
        </text:list-item>
      </text:list>
      <text:p text:style-name="P16">Air Instruments est un projet réalisé dans le cadre de la compétition Laval Virtual, il doit donc être adapté au grand public tout en impressionnant les experts en réalité virtuelle qui jugeront le produit. Autrement dit, le logiciel doit se démarquer du point de vue technologique tout en demeurant simple à utiliser pour un utilisateur lambda.</text:p>
      <text:p text:style-name="P4"/>
      <text:list xml:id="list171957880170575" text:continue-numbering="true" text:style-name="WWNum1">
        <text:list-item>
          <text:list>
            <text:list-item>
              <text:h text:style-name="P47" text:outline-level="2"><text:bookmark-start text:name="_Toc378700624"/><text:bookmark-start text:name="__RefHeading__1067_967231247"/>Interfaces<text:bookmark-end text:name="_Toc378700624"/><text:bookmark-end text:name="__RefHeading__1067_967231247"/></text:h>
              <text:list>
                <text:list-item>
                  <text:h text:style-name="P40" text:outline-level="3"><text:bookmark-start text:name="_Toc378700625"/><text:bookmark-start text:name="__RefHeading__1069_967231247"/>Interfaces usagers<text:bookmark-end text:name="_Toc378700625"/><text:bookmark-end text:name="__RefHeading__1069_967231247"/></text:h>
                </text:list-item>
              </text:list>
            </text:list-item>
          </text:list>
        </text:list-item>
      </text:list>
      <text:p text:style-name="P16">Le jeu ne comportera pas d’interface usager traditionnelle dans laquelle il faut faire des sélections à l’aide d’une souris. Dans les rares cas où l’utilisateur doit faire un choix (choix du mode de jeu ou choix de l’instrument), un geste sera associé à chaque choix et l’utilisateur devra effectuer ceci. Un bonhomme affiché à l’écran guidera l’utilisateur en lui montrant les gestes associés à chaque choix. Les choix seront décrits à l’aide d’image afin de permettre aux utilisateurs de les comprendre rapidement.</text:p>
      <text:p text:style-name="P16"/>
      <text:list xml:id="list171957880140896" text:continue-numbering="true" text:style-name="WWNum1">
        <text:list-item>
          <text:list>
            <text:list-item>
              <text:list>
                <text:list-item>
                  <text:h text:style-name="P40" text:outline-level="3"><text:bookmark-start text:name="_Toc378700626"/><text:bookmark-start text:name="__RefHeading__1071_967231247"/>Interfaces matérielles<text:bookmark-end text:name="_Toc378700626"/><text:bookmark-end text:name="__RefHeading__1071_967231247"/></text:h>
                </text:list-item>
              </text:list>
            </text:list-item>
          </text:list>
        </text:list-item>
      </text:list>
      <text:p text:style-name="P15"><text:span text:style-name="T2">Le logiciel utilisera </text:span><text:span text:style-name="T16">deux capteurs « Kinect for Xbox 360 »</text:span><text:span text:style-name="T2"> </text:span><text:span text:style-name="T5">une Kinect 2 et une camera Creative Senz3d d'Intel</text:span><text:span text:style-name="T4"> <text:s/></text:span><text:span text:style-name="T2"><text:s/>pour collecter de l’information sur les mouvements des joueurs. Un projecteur multimédia sera utilisé projeter les images générées sur une toile. </text:span><text:span text:style-name="T16">Il est aussi possible que des écrans supplémentaires soient utilisés pour séparer l’interface du joueur de ce qui est vu par les spectateurs.</text:span><text:span text:style-name="T2"> </text:span><text:span text:style-name="T5">Un banc sans dossier et sans accoudoirs sera mis à la disposition des joueurs pour une expérience de jeu optimale.</text:span><text:span text:style-name="T6"> E</text:span><text:span text:style-name="T2">nfin, il faudra des haut-parleurs pour faire jouer le son des instruments.</text:span></text:p>
      <text:p text:style-name="P14"/>
      <text:list xml:id="list171957882149102" text:continue-numbering="true" text:style-name="WWNum1">
        <text:list-item>
          <text:list>
            <text:list-item>
              <text:list>
                <text:list-item>
                  <text:h text:style-name="P40" text:outline-level="3"><text:bookmark-start text:name="_Toc378700627"/><text:bookmark-start text:name="__RefHeading__1073_967231247"/><text:soft-page-break/>Interfaces logicielles<text:bookmark-end text:name="_Toc378700627"/><text:bookmark-end text:name="__RefHeading__1073_967231247"/></text:h>
                </text:list-item>
              </text:list>
            </text:list-item>
          </text:list>
        </text:list-item>
      </text:list>
      <text:p text:style-name="P18"><text:span text:style-name="T2">Le moteur Unity sera utilisé pour la partie qui sera affichée à l’écran (les modèles 3D et leur logique d’affichage). Le « Kinect SDK </text:span><text:span text:style-name="T5">v2</text:span><text:span text:style-name="T4"> </text:span><text:span text:style-name="T2">» sera utilisé </text:span><text:span text:style-name="T4">pour </text:span><text:span text:style-name="T5">fournir de l'information sur le squelette général des joueurs</text:span><text:span text:style-name="T6">. </text:span><text:span text:style-name="T5">Le Intel Perceptual SDK sera utilisé pour détecter la position des doigts dans l'image fournie par la caméra Creative Senz3D</text:span><text:span text:style-name="T6">. </text:span><text:span text:style-name="T2">Nous utiliserons aussi l</text:span><text:span text:style-name="T6">a librairie</text:span><text:span text:style-name="T2"> OpenCV </text:span><text:span text:style-name="T16">et OpenCL</text:span><text:span text:style-name="T2"> afin de faire du traitement d’images et des calculs en parallèle sur le GPU.</text:span></text:p>
      <text:p text:style-name="P14"/>
      <text:list xml:id="list171957883161655" text:continue-numbering="true" text:style-name="WWNum1">
        <text:list-item>
          <text:list>
            <text:list-item>
              <text:list>
                <text:list-item>
                  <text:h text:style-name="P40" text:outline-level="3"><text:bookmark-start text:name="_Toc378700628"/><text:bookmark-start text:name="__RefHeading__1075_967231247"/>Interfaces de communication<text:bookmark-end text:name="_Toc378700628"/><text:bookmark-end text:name="__RefHeading__1075_967231247"/></text:h>
                </text:list-item>
              </text:list>
            </text:list-item>
          </text:list>
        </text:list-item>
      </text:list>
      <text:p text:style-name="P15"><text:span text:style-name="T2">Les Kinect seront branchées via USB à un ordinateur responsable du traitement des images. La scène à afficher sera ensuite projetée à l’aide d’un projecteur. </text:span><text:span text:style-name="T16">Si nous décidons d’avoir une vue distincte pour les joueurs et pour les spectateurs, la scène des spectateurs sera projetée à l’aide d’un projecteur multimédia et la scène «première personne» des joueurs sera affichée sur un écran d’ordinateur portable.</text:span></text:p>
      <text:p text:style-name="P33"><text:tab/></text:p>
      <text:list xml:id="list171957883153328" text:continue-numbering="true" text:style-name="WWNum1">
        <text:list-item>
          <text:list>
            <text:list-item>
              <text:h text:style-name="P47" text:outline-level="2"><text:bookmark-start text:name="_Toc378700629"/><text:bookmark-start text:name="__RefHeading__1077_967231247"/>Contraintes générales<text:bookmark-end text:name="_Toc378700629"/><text:bookmark-end text:name="__RefHeading__1077_967231247"/></text:h>
            </text:list-item>
          </text:list>
        </text:list-item>
      </text:list>
      <text:p text:style-name="P16">L’espace disponible en compétition sera de 2m x 2m. Le logiciel doit fonctionner bien dans une pièce de ces dimensions. Le logiciel doit aussi fonctionner avec un niveau de bruit élevé et avec un éclairage variable.</text:p>
      <text:p text:style-name="P4"/>
      <text:list xml:id="list171957884142902" text:continue-numbering="true" text:style-name="WWNum1">
        <text:list-item>
          <text:list>
            <text:list-item>
              <text:h text:style-name="P47" text:outline-level="2"><text:bookmark-start text:name="_Toc378700630"/><text:bookmark-start text:name="__RefHeading__1079_967231247"/>Hypothèses et dépendances<text:bookmark-end text:name="_Toc378700630"/><text:bookmark-end text:name="__RefHeading__1079_967231247"/></text:h>
            </text:list-item>
          </text:list>
        </text:list-item>
      </text:list>
      <text:p text:style-name="Standard"><text:span text:style-name="T2">Nous émettons l’hypothèse que la Kinect calculera de façon précise et rapide les coordonnées de chaque articulation de 2 joueurs et fournira à une fréquence de 30 Hz des images que nous pourrons traiter. </text:span><text:span text:style-name="T6"><text:s/></text:span><text:span text:style-name="T5">Nous émettons aussi l'hypothèse que le Intel Perceptual SDK fournira avec précision la position du bout des doigts.</text:span></text:p>
      <text:p text:style-name="P4"/>
      <text:list xml:id="list171957884171775" text:continue-numbering="true" text:style-name="WWNum1">
        <text:list-item>
          <text:h text:style-name="P38" text:outline-level="1"><text:bookmark-start text:name="_Toc378700631"/><text:bookmark-start text:name="__RefHeading__1081_967231247"/>Exigences fonctionnelles<text:bookmark-end text:name="_Toc378700631"/><text:bookmark-end text:name="__RefHeading__1081_967231247"/></text:h>
          <text:list>
            <text:list-item>
              <text:h text:style-name="P47" text:outline-level="2"><text:bookmark-start text:name="_Ref378585728"/><text:bookmark-start text:name="_Toc378700632"/><text:bookmark-start text:name="__RefHeading__1083_967231247"/>Modes de jeu<text:bookmark-end text:name="_Ref378585728"/><text:bookmark-end text:name="_Toc378700632"/><text:bookmark-end text:name="__RefHeading__1083_967231247"/></text:h>
            </text:list-item>
          </text:list>
        </text:list-item>
      </text:list>
      <text:p text:style-name="P4"/>
      <text:list xml:id="list171957885172488" text:continue-numbering="true" text:style-name="WWNum1">
        <text:list-item>
          <text:list>
            <text:list-item>
              <text:list>
                <text:list-item>
                  <text:h text:style-name="P40" text:outline-level="3"><text:bookmark-start text:name="_Toc378700633"/><text:bookmark-start text:name="__RefHeading__1085_967231247"/>Choix du mode de jeu<text:bookmark-end text:name="_Toc378700633"/><text:bookmark-end text:name="__RefHeading__1085_967231247"/></text:h>
                </text:list-item>
              </text:list>
            </text:list-item>
          </text:list>
        </text:list-item>
      </text:list>
      <text:p text:style-name="P6">À l’entrée dans le jeu, l’utilisateur devra pouvoir choisir un mode de jeu parmi ceux présentés dans cette section. Le choix s’effectuera en exécutant un geste correspondant au mode de jeu désiré. Afin de guider l’utilisateur, un bonhomme présentera les modes de jeu disponibles et le geste correspondant.</text:p>
      <text:p text:style-name="P61">Quand l'utilisateur choisira un mode de jeu, il entrera automatiquement dans le mode assisté. S'il le désire, il pourra afficher un menu en levant les bras dans les airs. Ce menu permettra d'accéder au mode libre ou de changer la chanson du mode assisté.</text:p>
      <text:p text:style-name="P17">Essentiel</text:p>
      <text:p text:style-name="P4"/>
      <text:list xml:id="list171957886143155" text:continue-numbering="true" text:style-name="WWNum1">
        <text:list-item>
          <text:list>
            <text:list-item>
              <text:list>
                <text:list-item>
                  <text:h text:style-name="P40" text:outline-level="3"><text:bookmark-start text:name="_Toc378700634"/><text:bookmark-start text:name="__RefHeading__1087_967231247"/>Mode libre<text:bookmark-end text:name="_Toc378700634"/><text:bookmark-end text:name="__RefHeading__1087_967231247"/></text:h>
                </text:list-item>
              </text:list>
            </text:list-item>
          </text:list>
        </text:list-item>
      </text:list>
      <text:p text:style-name="P16">Un mode libre sera disponible dans lequel l’utilisateur pourra jouer de l’instrument choisi comme il le désire (notes et rythme totalement libre). Dans ce mode, le seul son entendu sera celui de l’instrument choisi par le joueur.</text:p>
      <text:p text:style-name="P17">Essentiel</text:p>
      <text:p text:style-name="P17"/>
      <text:list xml:id="list171957887149008" text:continue-numbering="true" text:style-name="WWNum1">
        <text:list-item>
          <text:list>
            <text:list-item>
              <text:list>
                <text:list-item>
                  <text:h text:style-name="Heading_20_3" text:outline-level="3"><text:bookmark-start text:name="__RefHeading__1089_967231247"/><text:bookmark-start text:name="_Toc378700635"/><text:span text:style-name="T2">Mode assisté</text:span><text:bookmark-end text:name="_Toc378700635"/><text:span text:style-name="T2"> </text:span><text:span text:style-name="T7">pour le piano</text:span><text:bookmark-end text:name="__RefHeading__1089_967231247"/></text:h>
                </text:list-item>
              </text:list>
            </text:list-item>
          </text:list>
        </text:list-item>
      </text:list>
      <text:p text:style-name="P69">Dans le mode assisté du piano, les notes deviendront bleues au moment où elles doivent être jouées. Lorsque l'utilisateur jouera la bonne note, un accompagnement sera joué automatiquement.</text:p>
      <text:p text:style-name="P69"><text:soft-page-break/>Afin d'aider les utilisateurs moins habitués à l'utilisation d'un «air piano», la sensibilité des notes sera ajustée automatiquement selon leur état :</text:p>
      <text:list xml:id="list7384819442562959076" text:style-name="L1">
        <text:list-item>
          <text:p text:style-name="P79">Note qui doit être jouée : la note sera jouée dès que l'utilisateur la touchera (aucun besoin de l'enfoncer).</text:p>
        </text:list-item>
        <text:list-item>
          <text:p text:style-name="P79">Note qui ne doit pas être jouée : la note sera jouée uniquement après que l'utilisateur l'ait enfoncée au ¾ pendant 50 ms.</text:p>
        </text:list-item>
      </text:list>
      <text:p text:style-name="P17">Essentiel</text:p>
      <text:list xml:id="list171957888164553" text:continue-list="list171957887149008" text:style-name="WWNum1">
        <text:list-item>
          <text:list>
            <text:list-item>
              <text:list>
                <text:list-item>
                  <text:h text:style-name="P42" text:outline-level="3"><text:bookmark-start text:name="_Toc3787006351"/><text:span text:style-name="T2">Mode assisté</text:span><text:bookmark-end text:name="_Toc3787006351"/><text:span text:style-name="T2"> </text:span><text:span text:style-name="T7">pour la guitare</text:span></text:h>
                </text:list-item>
              </text:list>
            </text:list-item>
          </text:list>
        </text:list-item>
      </text:list>
      <text:p text:style-name="P69">Dans le mode assisté de la guitare, une musique pré-enregistrée sera jouée. Cette musique ne contiendra pas le son de la guitare.</text:p>
      <text:p text:style-name="P69">Des indicateurs de couleur bleue avanceront vers le manche de la guitare et la toucheront lorsqu'une note doit être jouée. La position à laquelle la note touchera la guitare dépendra de la note qui doit être jouée (voir <text:span text:style-name="T17">3.6.2 pour le choix des notes de guitare</text:span>).</text:p>
      <text:p text:style-name="P69">Afin d'aider les utilisateurs moins habituées à l'utilisation d'une «air guitar», les notes seront assistées de plusieurs manières :</text:p>
      <text:list xml:id="list2876911996137921023" text:style-name="L2">
        <text:list-item>
          <text:p text:style-name="P80">Si une note est jouée dans les 90 ms qui précèdent le moment où une note doit être jouée, le son sera automatiquement programmé pour être joué au bon moment plutôt qu'au moment où la note a réellement été jouée.</text:p>
        </text:list-item>
        <text:list-item>
          <text:p text:style-name="P80"><text:s/>Si au moment où une note doit être jouée on peut prédire que la main touchera le manche de la guitare dans les 50 ms qui suivent (via une prolongation du mouvement), le son est joué automatiquement. Tous les sons sont bloqués pendant 50 ms par la suite.</text:p>
        </text:list-item>
      </text:list>
      <text:p text:style-name="P63">Essentiel</text:p>
      <text:list xml:id="list171957889150687" text:continue-list="list171957888164553" text:style-name="WWNum1">
        <text:list-item>
          <text:list>
            <text:list-item>
              <text:list>
                <text:list-item>
                  <text:h text:style-name="P42" text:outline-level="3"><text:bookmark-start text:name="_Toc3787006352"/><text:span text:style-name="T2">Mode assisté</text:span><text:bookmark-end text:name="_Toc3787006352"/><text:span text:style-name="T2"> </text:span><text:span text:style-name="T7">pour la batterie</text:span></text:h>
                </text:list-item>
              </text:list>
            </text:list-item>
          </text:list>
        </text:list-item>
      </text:list>
      <text:p text:style-name="P19"><text:span text:style-name="T7">Dans le mode assisté de la batterie, </text:span><text:span text:style-name="T8">le temps sera divisé en intervalles de temps réguliers. À chaque intervalle de temps, le nombre de coups faits sur chaque composant sera mesuré. Le son joué par chaque instrument lors d'un intervalle sera :</text:span></text:p>
      <text:list xml:id="list2677588470532690411" text:style-name="L3">
        <text:list-item>
          <text:p text:style-name="P81">Au moins un coup lors de l'intervalle précédent : Une bande sonore pré-enregistrée choisie aléatoirement et contenant le même nombre de coups que la valeur mesurée dans l'intervalle précédent.</text:p>
        </text:list-item>
        <text:list-item>
          <text:p text:style-name="P81">Aucun coup lors de l'intervalle précédent : Les coups sont joués exactement au moment où l'utilisateur les fait, comme dans le mode libre.</text:p>
        </text:list-item>
      </text:list>
      <text:p text:style-name="P63">Essentiel</text:p>
      <text:p text:style-name="P17"/>
      <text:list xml:id="list171957891172879" text:continue-list="list171957889150687" text:style-name="WWNum1">
        <text:list-item>
          <text:list>
            <text:list-item>
              <text:list>
                <text:list-item>
                  <text:h text:style-name="P43" text:outline-level="3"><text:bookmark-start text:name="_Toc378700636"/><text:bookmark-start text:name="__RefHeading__1091_967231247"/>Mode néophyte<text:bookmark-end text:name="_Toc378700636"/><text:bookmark-end text:name="__RefHeading__1091_967231247"/></text:h>
                </text:list-item>
              </text:list>
            </text:list-item>
          </text:list>
        </text:list-item>
      </text:list>
      <text:p text:style-name="P73">Un mode néophyte sera disponible. Dans ce mode, l’utilisateur sera assisté par le logiciel dans la pratique de l’instrument choisi. Pour un piano, par exemple, les notes à jouer pourraient être mis en surbrillance à l’avance ou alors on pourrait fournir l’enchainement de notes à suivre dans une sorte de « tableau » à la Guitar Hero/Rock Band.</text:p>
      <text:p text:style-name="P74">Optionnel</text:p>
      <text:p text:style-name="P17"/>
      <text:list xml:id="list171957891140823" text:continue-numbering="true" text:style-name="WWNum1">
        <text:list-item>
          <text:list>
            <text:list-item>
              <text:h text:style-name="P47" text:outline-level="2"><text:bookmark-start text:name="_Toc378700637"/><text:bookmark-start text:name="__RefHeading__1093_967231247"/>Contrôles du présentateur<text:bookmark-end text:name="_Toc378700637"/><text:bookmark-end text:name="__RefHeading__1093_967231247"/></text:h>
            </text:list-item>
          </text:list>
        </text:list-item>
      </text:list>
      <text:p text:style-name="P16">Un clavier d’ordinateur permettra au présentateur de la démo d’exécuter les opérations suivantes :</text:p>
      <text:p text:style-name="P16"/>
      <text:list xml:id="list171957892155363" text:continue-numbering="true" text:style-name="WWNum1">
        <text:list-item>
          <text:list>
            <text:list-item>
              <text:list>
                <text:list-item>
                  <text:h text:style-name="P45" text:outline-level="3">Retourner à l'écran de sélection d'instrument.</text:h>
                </text:list-item>
              </text:list>
            </text:list-item>
          </text:list>
        </text:list-item>
      </text:list>
      <text:p text:style-name="P78">Une touche permettra de retourner à l'écran de choix d'instrument.</text:p>
      <text:p text:style-name="Text_20_body"><text:soft-page-break/></text:p>
      <text:list xml:id="list171957892143366" text:continue-numbering="true" text:style-name="WWNum1">
        <text:list-item>
          <text:list>
            <text:list-item>
              <text:list>
                <text:list-item>
                  <text:h text:style-name="P45" text:outline-level="3">Choisir un instrument.</text:h>
                </text:list-item>
              </text:list>
            </text:list-item>
          </text:list>
        </text:list-item>
      </text:list>
      <text:p text:style-name="P15">Des touches permettront de choisir chacun des instruments présents sur la scène lorsque l'on se trouve à l'écran de sélection d'instrument.</text:p>
      <text:p text:style-name="P15">Afin d'éviter que l'utilisateur se rende compte que le choix a été fait avec le clavier, une icône de détection de mime devra s'afficher à l'écran pendant quelques secondes avant que le choix soit effectif.</text:p>
      <text:p text:style-name="P68">Essentiel</text:p>
      <text:p text:style-name="P15"/>
      <text:list xml:id="list171957893150841" text:continue-numbering="true" text:style-name="WWNum1">
        <text:list-item>
          <text:list>
            <text:list-item>
              <text:list>
                <text:list-item>
                  <text:h text:style-name="P45" text:outline-level="3">Effectuer chacun des choix proposés à l'utilisateur dans les menus.</text:h>
                </text:list-item>
              </text:list>
            </text:list-item>
          </text:list>
        </text:list-item>
      </text:list>
      <text:p text:style-name="P15"><text:span text:style-name="T18">Des touches devront permettre de choisir les options de mode libre et de choix de chanson assistée présentées dans les menus de chaque instrument.</text:span></text:p>
      <text:p text:style-name="P68"><text:span text:style-name="T18">Essentiel</text:span></text:p>
      <text:p text:style-name="P15"><text:span text:style-name="T18"/></text:p>
      <text:list xml:id="list171957894162365" text:continue-numbering="true" text:style-name="WWNum1">
        <text:list-item>
          <text:list>
            <text:list-item>
              <text:list>
                <text:list-item>
                  <text:h text:style-name="P45" text:outline-level="3">Changer la position de la guitare durant une prestation.</text:h>
                </text:list-item>
              </text:list>
            </text:list-item>
          </text:list>
        </text:list-item>
      </text:list>
      <text:p text:style-name="P15"><text:span text:style-name="T18">Différents joueurs sont plus à l'aise lorsque la guitare se trouve à différentes hauteurs par rapport à leurs hanches. La guitare ne peut pas être positionnée uniquement en fonction des proportions du corps, car ces préférences dépendent aussi de l'expérience de l'utilisateur avec de vraies guitares.</text:span></text:p>
      <text:p text:style-name="P15"><text:span text:style-name="T18">Ainsi, 2 touches permettront respectivement de monter et descendre la guitare. Le présentateur pourra utiliser ces touches s'il voit que l'utilisateur est frustré de ne pas atteindre les notes.</text:span></text:p>
      <text:p text:style-name="P68"><text:span text:style-name="T18">Essentiel</text:span></text:p>
      <text:p text:style-name="P15"><text:span text:style-name="T18"/></text:p>
      <text:list xml:id="list171957895164356" text:continue-numbering="true" text:style-name="WWNum1">
        <text:list-item>
          <text:list>
            <text:list-item>
              <text:list>
                <text:list-item>
                  <text:h text:style-name="P45" text:outline-level="3">Désactive<text:span text:style-name="T21">r</text:span> ou activer la grosse caisse.</text:h>
                </text:list-item>
              </text:list>
            </text:list-item>
          </text:list>
        </text:list-item>
      </text:list>
      <text:p text:style-name="P15"><text:span text:style-name="T18">Certains joueurs bougent leur genoux et ne comprennent par pourquoi cela a pour effet de jouer la grosse caisse, souvent en raison d'un manque d'expérience en batterie.</text:span></text:p>
      <text:p text:style-name="P55"><text:span text:style-name="T18">Dans de tels cas, la grosse caisse pourra être désactivée à l'aide d'une touche du clavier.</text:span></text:p>
      <text:p text:style-name="P68"><text:span text:style-name="T18">Essentiel</text:span></text:p>
      <text:p text:style-name="P55"><text:span text:style-name="T18"/></text:p>
      <text:list xml:id="list171957896141355" text:continue-numbering="true" text:style-name="WWNum1">
        <text:list-item>
          <text:list>
            <text:list-item>
              <text:list>
                <text:list-item>
                  <text:h text:style-name="P45" text:outline-level="3">Changer la taille des mains du joueur de piano.</text:h>
                </text:list-item>
              </text:list>
            </text:list-item>
          </text:list>
        </text:list-item>
      </text:list>
      <text:p text:style-name="P76"><text:span text:style-name="T18">Les joueurs qui ont de la facilité avec le piano préfèrent avoir des mains de tailles réelles par rapport aux notes, car ils peuvent ainsi reproduire les mêmes mouvements que sur un vrai piano. Cependant, il est généralement plus facile de jouer sur un «air piano» avec de petites mains.</text:span></text:p>
      <text:p text:style-name="P77"><text:span text:style-name="T19">Ainsi, des touches du piano permettront de choisir parmi 4 réglages de tailles de mains (pourcentages de la taille réelle).</text:span></text:p>
      <text:p text:style-name="P68"><text:span text:style-name="T19">Essentiel</text:span></text:p>
      <text:p text:style-name="P68"><text:span text:style-name="T19"/></text:p>
      <text:list xml:id="list171957897163702" text:continue-numbering="true" text:style-name="WWNum1">
        <text:list-item>
          <text:list>
            <text:list-item>
              <text:h text:style-name="P47" text:outline-level="2"><text:bookmark-start text:name="_Toc378700638"/><text:bookmark-start text:name="__RefHeading__1095_967231247"/>Choix d’instrument<text:bookmark-end text:name="_Toc378700638"/><text:bookmark-end text:name="__RefHeading__1095_967231247"/></text:h>
              <text:list>
                <text:list-item>
                  <text:h text:style-name="P40" text:outline-level="3"><text:bookmark-start text:name="_Toc378700639"/><text:bookmark-start text:name="__RefHeading__1097_967231247"/>Détection du geste correspondant à chaque instrument<text:bookmark-end text:name="_Toc378700639"/><text:bookmark-end text:name="__RefHeading__1097_967231247"/></text:h>
                </text:list-item>
              </text:list>
            </text:list-item>
          </text:list>
        </text:list-item>
      </text:list>
      <text:p text:style-name="P15"><text:span text:style-name="T16">À l’entrée dans un mode de jeu (les modes de jeu sont décrits à la section </text:span><text:span text:style-name="T16"><text:bookmark-ref text:reference-format="number" text:ref-name="_Ref378585728">3.1</text:bookmark-ref></text:span><text:span text:style-name="T16">)</text:span><text:span text:style-name="T2">, </text:span><text:span text:style-name="T8">À l'entrée dans l'application, </text:span><text:span text:style-name="T2">chaque joueur pourra choisir l’instrument qu’il souhaite utiliser en faisant le mime d’une personne jouant cet instrument.</text:span></text:p>
      <text:p text:style-name="P17">Essentiel</text:p>
      <text:p text:style-name="P17"><text:soft-page-break/></text:p>
      <text:list xml:id="list171957898153030" text:continue-numbering="true" text:style-name="WWNum1">
        <text:list-item>
          <text:list>
            <text:list-item>
              <text:list>
                <text:list-item>
                  <text:h text:style-name="P40" text:outline-level="3"><text:bookmark-start text:name="_Toc378700640"/><text:bookmark-start text:name="__RefHeading__1099_967231247"/>Guidage pour le choix de l’instrument<text:bookmark-end text:name="_Toc378700640"/><text:bookmark-end text:name="__RefHeading__1099_967231247"/></text:h>
                </text:list-item>
              </text:list>
            </text:list-item>
          </text:list>
        </text:list-item>
      </text:list>
      <text:p text:style-name="P4">Afin d’indiquer à l’utilisateur quels instruments sont disponibles et quel mime doit être fait pour que le logiciel reconnaisse le choix d’instrument, l’interface graphique guidera l’utilisateur. Ce guidage sera fait en affichant une image de chaque instrument disponible accompagnée d’un personnage effectuant le mime correspondant. </text:p>
      <text:p text:style-name="P17">Essentiel</text:p>
      <text:p text:style-name="P17"/>
      <text:list xml:id="list171957899152051" text:continue-numbering="true" text:style-name="WWNum1">
        <text:list-item>
          <text:list>
            <text:list-item>
              <text:list>
                <text:list-item>
                  <text:h text:style-name="P43" text:outline-level="3"><text:bookmark-start text:name="_Toc378700641"/><text:bookmark-start text:name="__RefHeading__1101_967231247"/>Emplacement de l’instrument<text:bookmark-end text:name="_Toc378700641"/><text:bookmark-end text:name="__RefHeading__1101_967231247"/></text:h>
                </text:list-item>
              </text:list>
            </text:list-item>
          </text:list>
        </text:list-item>
      </text:list>
      <text:p text:style-name="P6">Une fois le choix d’instrument reconnu, l’instrument virtuel sera positionné à l’endroit précis où le mime a été effectué.</text:p>
      <text:p text:style-name="P74">Souhaitable</text:p>
      <text:p text:style-name="P4"/>
      <text:list xml:id="list171957899156934" text:continue-numbering="true" text:style-name="WWNum1">
        <text:list-item>
          <text:list>
            <text:list-item>
              <text:h text:style-name="P47" text:outline-level="2"><text:bookmark-start text:name="_Toc378700642"/><text:bookmark-start text:name="__RefHeading__1103_967231247"/>Exigences relatives au piano<text:bookmark-end text:name="_Toc378700642"/><text:bookmark-end text:name="__RefHeading__1103_967231247"/></text:h>
            </text:list-item>
          </text:list>
        </text:list-item>
      </text:list>
      <text:p text:style-name="P4">Le piano devra obligatoirement être disponible dans le jeu.</text:p>
      <text:list xml:id="list171957900149037" text:continue-numbering="true" text:style-name="WWNum1">
        <text:list-item>
          <text:list>
            <text:list-item>
              <text:list>
                <text:list-item>
                  <text:h text:style-name="P40" text:outline-level="3"><text:bookmark-start text:name="_Toc378700643"/><text:bookmark-start text:name="__RefHeading__1105_967231247"/>Vue à la première personne<text:bookmark-end text:name="_Toc378700643"/><text:bookmark-end text:name="__RefHeading__1105_967231247"/></text:h>
                </text:list-item>
              </text:list>
            </text:list-item>
          </text:list>
        </text:list-item>
      </text:list>
      <text:p text:style-name="P15"><text:span text:style-name="T2">La vue à la première personne pour le piano sera une représentation comprenant les mains modélisées du joueur avec un piano modélisé en dessous. La caméra (Unity) devra être placée de façon à ce que le joueur puisse bien voir la hauteur de ses mains par rapport au piano afin de faciliter l’utilisation de celui-ci. </text:span><text:span text:style-name="T8">Des ombres du bout des doigts seront visibles sur le piano afin d'aider l'utilisateur à se positionner sur l'axe horizontal même quand ses mains ne touchent pas le piano.</text:span></text:p>
      <text:p text:style-name="P17">Essentiel</text:p>
      <text:list xml:id="list171957900163846" text:continue-numbering="true" text:style-name="WWNum1">
        <text:list-item>
          <text:list>
            <text:list-item>
              <text:list>
                <text:list-item>
                  <text:h text:style-name="P44" text:outline-level="3"><text:bookmark-start text:name="_Toc3787006431"/><text:span text:style-name="T2">G</text:span><text:bookmark-end text:name="_Toc3787006431"/><text:span text:style-name="T2">uidage pour le positionnement des mains de l'utilisateur</text:span></text:h>
                </text:list-item>
              </text:list>
            </text:list-item>
          </text:list>
        </text:list-item>
      </text:list>
      <text:p text:style-name="P20"><text:span text:style-name="T8">D</text:span><text:span text:style-name="T2">es flèches devront apparaître au-dessus des mains de l'utilisateur lorsque celles-ci ne sont pas à une position optimale pour jouer les notes demandées. Les flèches indiqueront la direction que les mains doivent prendre pour se rapprocher de la position optimale.</text:span></text:p>
      <text:p text:style-name="P64">Essentiel</text:p>
      <text:list xml:id="list171957901161086" text:continue-numbering="true" text:style-name="WWNum1">
        <text:list-item>
          <text:list>
            <text:list-item>
              <text:list>
                <text:list-item>
                  <text:h text:style-name="P40" text:outline-level="3"><text:bookmark-start text:name="_Toc378700644"/><text:bookmark-start text:name="__RefHeading__1107_967231247"/>Positionnement du capteur<text:bookmark-end text:name="_Toc378700644"/><text:bookmark-end text:name="__RefHeading__1107_967231247"/></text:h>
                </text:list-item>
              </text:list>
            </text:list-item>
          </text:list>
        </text:list-item>
      </text:list>
      <text:p text:style-name="P16">Le capteur devra être placé au sol de façon à pouvoir détecter plus facilement la profondeur des mains. </text:p>
      <text:p text:style-name="P17">Essentiel</text:p>
      <text:p text:style-name="P4"/>
      <text:list xml:id="list171957902146748" text:continue-numbering="true" text:style-name="WWNum1">
        <text:list-item>
          <text:list>
            <text:list-item>
              <text:list>
                <text:list-item>
                  <text:h text:style-name="P40" text:outline-level="3"><text:bookmark-start text:name="_Toc378700645"/><text:bookmark-start text:name="__RefHeading__1109_967231247"/>Notes jouables<text:bookmark-end text:name="_Toc378700645"/><text:bookmark-end text:name="__RefHeading__1109_967231247"/></text:h>
                </text:list-item>
              </text:list>
            </text:list-item>
          </text:list>
        </text:list-item>
      </text:list>
      <text:p text:style-name="P15"><text:span text:style-name="T2">Au moins </text:span><text:span text:style-name="T8">3 </text:span><text:span text:style-name="T16">5</text:span><text:span text:style-name="T2"> octaves de notes d’un piano classique devront être jouables, incluant les noires et les blanches. </text:span></text:p>
      <text:p text:style-name="P17">Essentiel</text:p>
      <text:p text:style-name="P17"/>
      <text:list xml:id="list171957903163456" text:continue-numbering="true" text:style-name="WWNum1">
        <text:list-item>
          <text:list>
            <text:list-item>
              <text:list>
                <text:list-item>
                  <text:h text:style-name="P40" text:outline-level="3"><text:bookmark-start text:name="_Toc378700646"/><text:bookmark-start text:name="__RefHeading__1111_967231247"/>Grosseur relative des modèles<text:bookmark-end text:name="_Toc378700646"/><text:bookmark-end text:name="__RefHeading__1111_967231247"/></text:h>
                </text:list-item>
              </text:list>
            </text:list-item>
          </text:list>
        </text:list-item>
      </text:list>
      <text:p text:style-name="P16">Le modèle du piano devra contenir des notes qui sont d’une taille un peu plus grande que la largeur des doigts afin de faciliter un fonctionnement précis du capteur et du traitement d’images. </text:p>
      <text:p text:style-name="P17">Essentiel</text:p>
      <text:p text:style-name="P4"/>
      <text:list xml:id="list171957904163436" text:continue-numbering="true" text:style-name="WWNum1">
        <text:list-item>
          <text:list>
            <text:list-item>
              <text:list>
                <text:list-item>
                  <text:h text:style-name="P43" text:outline-level="3"><text:bookmark-start text:name="_Toc378700647"/><text:bookmark-start text:name="__RefHeading__1113_967231247"/>Utilisation des pédales<text:bookmark-end text:name="_Toc378700647"/><text:bookmark-end text:name="__RefHeading__1113_967231247"/></text:h>
                </text:list-item>
              </text:list>
            </text:list-item>
          </text:list>
        </text:list-item>
      </text:list>
      <text:p text:style-name="P73">Il sera possible d’utiliser les pédales du piano en plaçant les pieds au sol à un endroit défini. </text:p>
      <text:p text:style-name="P74"><text:soft-page-break/>Optionnel</text:p>
      <text:p text:style-name="P17"/>
      <text:list xml:id="list171957904148783" text:continue-numbering="true" text:style-name="WWNum1">
        <text:list-item>
          <text:list>
            <text:list-item>
              <text:h text:style-name="P47" text:outline-level="2"><text:bookmark-start text:name="_Toc378700648"/><text:bookmark-start text:name="__RefHeading__1115_967231247"/>Exigences relatives à la batterie<text:bookmark-end text:name="_Toc378700648"/><text:bookmark-end text:name="__RefHeading__1115_967231247"/></text:h>
            </text:list-item>
          </text:list>
        </text:list-item>
      </text:list>
      <text:p text:style-name="P4">La batterie devra obligatoirement être disponible dans le jeu.</text:p>
      <text:p text:style-name="P4"/>
      <text:list xml:id="list171957905141379" text:continue-numbering="true" text:style-name="WWNum1">
        <text:list-item>
          <text:list>
            <text:list-item>
              <text:list>
                <text:list-item>
                  <text:h text:style-name="P40" text:outline-level="3"><text:bookmark-start text:name="_Toc378700649"/><text:bookmark-start text:name="__RefHeading__1117_967231247"/>Vue à la première personne<text:bookmark-end text:name="_Toc378700649"/><text:bookmark-end text:name="__RefHeading__1117_967231247"/></text:h>
                </text:list-item>
              </text:list>
            </text:list-item>
          </text:list>
        </text:list-item>
      </text:list>
      <text:p text:style-name="P16">Une vue à la première personne sera affichée lorsque le capteur détectera que l’utilisateur effectue un mouvement semblable à un joueur de batterie (mouvement des bras). La vue présentera une vue des baguettes qui s’agitent sur un modèle de batterie.</text:p>
      <text:p text:style-name="P17">Essentiel</text:p>
      <text:p text:style-name="P4"/>
      <text:list xml:id="list171957906161820" text:continue-numbering="true" text:style-name="WWNum1">
        <text:list-item>
          <text:list>
            <text:list-item>
              <text:list>
                <text:list-item>
                  <text:h text:style-name="P40" text:outline-level="3"><text:bookmark-start text:name="_Toc378700650"/><text:bookmark-start text:name="__RefHeading__1119_967231247"/>Jouabilité de la batterie<text:bookmark-end text:name="_Toc378700650"/><text:bookmark-end text:name="__RefHeading__1119_967231247"/></text:h>
                </text:list-item>
              </text:list>
            </text:list-item>
          </text:list>
        </text:list-item>
      </text:list>
      <text:p text:style-name="P16">Tous les instruments à percussion dans une batterie seront jouables. Les mouvements pour jouer chaque instrument devront être conformes à la réalité. </text:p>
      <text:p text:style-name="P17">Essentiel</text:p>
      <text:p text:style-name="P4"/>
      <text:list xml:id="list171957906163775" text:continue-numbering="true" text:style-name="WWNum1">
        <text:list-item>
          <text:list>
            <text:list-item>
              <text:list>
                <text:list-item>
                  <text:h text:style-name="P40" text:outline-level="3"><text:bookmark-start text:name="_Toc378700651"/><text:bookmark-start text:name="__RefHeading__1121_967231247"/>Positionnement du capteur<text:bookmark-end text:name="_Toc378700651"/><text:bookmark-end text:name="__RefHeading__1121_967231247"/></text:h>
                </text:list-item>
              </text:list>
            </text:list-item>
          </text:list>
        </text:list-item>
      </text:list>
      <text:p text:style-name="P15"><text:span text:style-name="T2">Le capteur pour la batterie sera positionné en face du joueur (à une distance d’environ 2 mètres et à la hauteur de ses </text:span><text:span text:style-name="T16">épaules</text:span><text:span text:style-name="T2"> </text:span><text:span text:style-name="T9">genoux</text:span><text:span text:style-name="T2">). Il détectera les mouvements des bras afin de savoir quels instruments sont joués à chaque instant. </text:span></text:p>
      <text:p text:style-name="P17">Essentiel</text:p>
      <text:p text:style-name="P4"/>
      <text:list xml:id="list171957907171004" text:continue-numbering="true" text:style-name="WWNum1">
        <text:list-item>
          <text:list>
            <text:list-item>
              <text:list>
                <text:list-item>
                  <text:h text:style-name="P40" text:outline-level="3"><text:bookmark-start text:name="_Toc378700652"/><text:bookmark-start text:name="__RefHeading__1123_967231247"/>Pédale de la batterie<text:bookmark-end text:name="_Toc378700652"/><text:bookmark-end text:name="__RefHeading__1123_967231247"/></text:h>
                </text:list-item>
              </text:list>
            </text:list-item>
          </text:list>
        </text:list-item>
      </text:list>
      <text:p text:style-name="P16">La pédale de la batterie sera jouable. </text:p>
      <text:p text:style-name="P17">Essentiel</text:p>
      <text:p text:style-name="P17"/>
      <text:list xml:id="list171957908172999" text:continue-numbering="true" text:style-name="WWNum1">
        <text:list-item>
          <text:list>
            <text:list-item>
              <text:h text:style-name="P47" text:outline-level="2"><text:bookmark-start text:name="_Toc378700653"/><text:bookmark-start text:name="__RefHeading__1125_967231247"/>Exigences relatives à la guitare<text:bookmark-end text:name="_Toc378700653"/><text:bookmark-end text:name="__RefHeading__1125_967231247"/></text:h>
            </text:list-item>
          </text:list>
        </text:list-item>
      </text:list>
      <text:p text:style-name="P4">Il est souhaitable que le jeu permette de jouer de la guitare.</text:p>
      <text:p text:style-name="P4"/>
      <text:list xml:id="list171957909152847" text:continue-numbering="true" text:style-name="WWNum1">
        <text:list-item>
          <text:list>
            <text:list-item>
              <text:list>
                <text:list-item>
                  <text:h text:style-name="P40" text:outline-level="3"><text:bookmark-start text:name="_Toc378700654"/><text:bookmark-start text:name="__RefHeading__1127_967231247"/>Vue à la troisième personne<text:bookmark-end text:name="_Toc378700654"/><text:bookmark-end text:name="__RefHeading__1127_967231247"/></text:h>
                </text:list-item>
              </text:list>
            </text:list-item>
          </text:list>
        </text:list-item>
      </text:list>
      <text:p text:style-name="P16">Une vue à la troisième personne sera affichée lorsque le capteur détectera que l’utilisateur effectue un mouvement semblable à un joueur de guitare. La vue présentera le joueur de face, avec une guitare dans les mains. Les mouvements de bras du joueur sur les cordes et sur le manche de la guitare seront reproduits fidèlement. </text:p>
      <text:p text:style-name="P17">Essentiel</text:p>
      <text:p text:style-name="P17"/>
      <text:list xml:id="list171957909167080" text:continue-numbering="true" text:style-name="WWNum1">
        <text:list-item>
          <text:list>
            <text:list-item>
              <text:list>
                <text:list-item>
                  <text:h text:style-name="P40" text:outline-level="3"><text:bookmark-start text:name="_Toc378700655"/><text:bookmark-start text:name="__RefHeading__1129_967231247"/>Jouabilité de la guitare<text:bookmark-end text:name="_Toc378700655"/><text:bookmark-end text:name="__RefHeading__1129_967231247"/></text:h>
                </text:list-item>
              </text:list>
            </text:list-item>
          </text:list>
        </text:list-item>
      </text:list>
      <text:p text:style-name="P16">Des notes seront produites lorsque le joueur passera sa main sur les cordes de la guitare. Les notes produites seront choisies en fonction de 2 facteurs :</text:p>
      <text:list xml:id="list2764489197414227266" text:style-name="WWNum8">
        <text:list-item>
          <text:p text:style-name="P82">La position de l’autre main sur le manche de la guitare déterminera si le son produit doit être plus aigu ou plus grave.</text:p>
        </text:list-item>
        <text:list-item>
          <text:p text:style-name="P84"><text:soft-page-break/><text:span text:style-name="T2">Les notes seront choisies dans une tonalité </text:span><text:span text:style-name="T9">(gamme) choisie</text:span><text:span text:style-name="T2"> </text:span><text:span text:style-name="T9">dans un menu que l'utilisateur peut afficher en levant ses bras dans les airs. Par défaut, les notes seront choisies dans une tonalité majeure. </text:span><text:span text:style-name="T2"><text:s/></text:span><text:span text:style-name="T16">à l’entrée dans le mode</text:span><text:span text:style-name="T2">. </text:span></text:p>
        </text:list-item>
        <text:list-item>
          <text:p text:style-name="P84"><text:span text:style-name="T2">Dans le cas du mode assisté, l</text:span><text:span text:style-name="T9">a note </text:span><text:span text:style-name="T2">dépendra de la musique jouée.</text:span></text:p>
        </text:list-item>
      </text:list>
      <text:p text:style-name="P17">Essentiel</text:p>
      <text:p text:style-name="P17"/>
      <text:list xml:id="list171957911152382" text:continue-list="list171957909167080" text:style-name="WWNum1">
        <text:list-item>
          <text:list>
            <text:list-item>
              <text:list>
                <text:list-item>
                  <text:h text:style-name="P40" text:outline-level="3"><text:bookmark-start text:name="_Toc378700656"/><text:bookmark-start text:name="__RefHeading__1131_967231247"/>Positionnement du capteur<text:bookmark-end text:name="_Toc378700656"/><text:bookmark-end text:name="__RefHeading__1131_967231247"/></text:h>
                </text:list-item>
              </text:list>
            </text:list-item>
          </text:list>
        </text:list-item>
      </text:list>
      <text:p text:style-name="P16">Le capteur pour la guitare sera le même que pour la batterie et sera donc positionné au même endroit.</text:p>
      <text:p text:style-name="P17">Essentiel</text:p>
      <text:p text:style-name="P4"/>
      <text:p text:style-name="P4"/>
      <text:list xml:id="list171957912165965" text:continue-numbering="true" text:style-name="WWNum1">
        <text:list-item>
          <text:list>
            <text:list-item>
              <text:h text:style-name="P48" text:outline-level="2"><text:bookmark-start text:name="_Toc378700657"/><text:bookmark-start text:name="__RefHeading__1133_967231247"/>Instruments souhaitables<text:bookmark-end text:name="_Toc378700657"/><text:bookmark-end text:name="__RefHeading__1133_967231247"/></text:h>
            </text:list-item>
          </text:list>
        </text:list-item>
      </text:list>
      <text:p text:style-name="P73">Il est souhaitable d’ajouter divers instruments à percussion, tels que des tam-tams, un triangle, un gong et des maracas.</text:p>
      <text:p text:style-name="P74">Souhaitable</text:p>
      <text:p text:style-name="P17"/>
      <text:list xml:id="list171957913170971" text:continue-numbering="true" text:style-name="WWNum1">
        <text:list-item>
          <text:list>
            <text:list-item>
              <text:h text:style-name="P48" text:outline-level="2"><text:bookmark-start text:name="_Toc378700658"/><text:bookmark-start text:name="__RefHeading__1135_967231247"/>Instruments optionnels<text:bookmark-end text:name="_Toc378700658"/><text:bookmark-end text:name="__RefHeading__1135_967231247"/></text:h>
            </text:list-item>
          </text:list>
        </text:list-item>
      </text:list>
      <text:p text:style-name="P73">Divers instruments à vents pourront être jouables.</text:p>
      <text:p text:style-name="P74">Optionnel</text:p>
      <text:p text:style-name="P17"/>
      <text:list xml:id="list171957914172401" text:continue-numbering="true" text:style-name="WWNum1">
        <text:list-item>
          <text:list>
            <text:list-item>
              <text:h text:style-name="P48" text:outline-level="2"><text:bookmark-start text:name="_Ref378700081"/><text:bookmark-start text:name="_Toc378700659"/><text:bookmark-start text:name="__RefHeading__1137_967231247"/>Affichage des instruments de chaque joueur sur un même écran<text:bookmark-end text:name="_Ref378700081"/><text:bookmark-end text:name="_Toc378700659"/><text:bookmark-end text:name="__RefHeading__1137_967231247"/></text:h>
            </text:list-item>
          </text:list>
        </text:list-item>
      </text:list>
      <text:p text:style-name="P73">Les vues à la première et à la troisième personne devront être combinées dans une même image. Cette image sera projetée sur un mur en face des utilisateurs. </text:p>
      <text:p text:style-name="P74">Essentielle</text:p>
      <text:p text:style-name="P17"/>
      <text:list xml:id="list171957914165540" text:continue-numbering="true" text:style-name="WWNum1">
        <text:list-item>
          <text:list>
            <text:list-item>
              <text:h text:style-name="P48" text:outline-level="2"><text:bookmark-start text:name="_Toc378700660"/><text:bookmark-start text:name="__RefHeading__1139_967231247"/>Affichage évolué<text:bookmark-end text:name="_Toc378700660"/><text:bookmark-end text:name="__RefHeading__1139_967231247"/></text:h>
            </text:list-item>
          </text:list>
        </text:list-item>
      </text:list>
      <text:p text:style-name="Standard"><text:span text:style-name="T16">Cette exigence pourrait remplacer l’exigence </text:span><text:span text:style-name="T16"><text:bookmark-ref text:reference-format="number" text:ref-name="_Ref378700081">3.9</text:bookmark-ref></text:span><text:span text:style-name="T16">.</text:span></text:p>
      <text:p text:style-name="P6"/>
      <text:p text:style-name="P73">Dans cette configuration, il y a 3 écrans. D’abord, un ordinateur portable est placé devant chaque joueur afin d’afficher la vue à la première ou à la troisième personne destinée à l’aider à se positionner sur son instrument. Une troisième vue est projetée sur un mur derrière les utilisateurs. Elle montre l’image des joueurs sur lesquels les instruments ont été superposés. Des effets de lumière sont ajoutés afin de donner l’impression que les joueurs sont sur une scène.</text:p>
      <text:p text:style-name="P74">Optionnel</text:p>
      <text:p text:style-name="P17"/>
      <text:list xml:id="list171957916168215" text:continue-numbering="true" text:style-name="WWNum1">
        <text:list-item>
          <text:list>
            <text:list-item>
              <text:h text:style-name="P48" text:outline-level="2"><text:bookmark-start text:name="_Toc378700661"/><text:bookmark-start text:name="__RefHeading__1141_967231247"/>Nombre de joueurs<text:bookmark-end text:name="_Toc378700661"/><text:bookmark-end text:name="__RefHeading__1141_967231247"/></text:h>
            </text:list-item>
          </text:list>
        </text:list-item>
      </text:list>
      <text:p text:style-name="P72"><text:span text:style-name="T2">Le nombre maximal de joueurs simultanés sera de 2. Le joueur pourra choisir l’instrument de son choix. , mais il pourra y avoir au maximum un piano à la fois.</text:span></text:p>
      <text:p text:style-name="P74">Essentiel</text:p>
      <text:p text:style-name="P74"/>
      <text:list xml:id="list171957916143304" text:continue-numbering="true" text:style-name="WWNum1">
        <text:list-item>
          <text:list>
            <text:list-item>
              <text:list>
                <text:list-item>
                  <text:h text:style-name="P43" text:outline-level="3"><text:bookmark-start text:name="_Toc378700662"/><text:bookmark-start text:name="__RefHeading__1143_967231247"/><text:soft-page-break/>Deux pianos en simultané<text:bookmark-end text:name="_Toc378700662"/><text:bookmark-end text:name="__RefHeading__1143_967231247"/></text:h>
                </text:list-item>
              </text:list>
            </text:list-item>
          </text:list>
        </text:list-item>
      </text:list>
      <text:p text:style-name="P73">Il sera possible pour les deux joueurs de jouer du piano de façon simultanée. </text:p>
      <text:p text:style-name="P74">Optionnel</text:p>
      <text:p text:style-name="P74"/>
      <text:list xml:id="list171957917169228" text:continue-numbering="true" text:style-name="WWNum1">
        <text:list-item>
          <text:list>
            <text:list-item>
              <text:h text:style-name="P49" text:outline-level="2"><text:bookmark-start text:name="_Toc3787006611"/><text:span text:style-name="T2">T</text:span><text:bookmark-end text:name="_Toc3787006611"/><text:span text:style-name="T2">utoriaux</text:span></text:h>
              <text:list>
                <text:list-item>
                  <text:h text:style-name="P46" text:outline-level="3">Affichage d'instructions de tutoriaux</text:h>
                </text:list-item>
              </text:list>
            </text:list-item>
          </text:list>
        </text:list-item>
      </text:list>
      <text:p text:style-name="P70">À l'entrée dans chaque instrument, <text:span text:style-name="T20">des instructions seront affichées à l'écran pour expliquer son fonctionnement. Ces instructions demanderont à l'utilisateur d'effectuer des opérations simples.</text:span></text:p>
      <text:p text:style-name="P67">Essentiel</text:p>
      <text:p text:style-name="P85"/>
      <text:list xml:id="list171957918159465" text:continue-numbering="true" text:style-name="WWNum1">
        <text:list-item>
          <text:list>
            <text:list-item>
              <text:list>
                <text:list-item>
                  <text:h text:style-name="P46" text:outline-level="3">Voix lisant les instructions des tutoriaux</text:h>
                </text:list-item>
              </text:list>
            </text:list-item>
          </text:list>
        </text:list-item>
      </text:list>
      <text:p text:style-name="P71">Chaque instruction affichée à l'écran durant les tutoriaux sera simultanément lue par une voix synthétique.</text:p>
      <text:p text:style-name="P66">Essentiel</text:p>
      <text:p text:style-name="P86"/>
      <text:list xml:id="list171957919170823" text:continue-numbering="true" text:style-name="WWNum1">
        <text:list-item>
          <text:list>
            <text:list-item>
              <text:list>
                <text:list-item>
                  <text:h text:style-name="P46" text:outline-level="3">Vérification de la complétion des étapes des tutoriaux</text:h>
                </text:list-item>
              </text:list>
            </text:list-item>
          </text:list>
        </text:list-item>
      </text:list>
      <text:p text:style-name="P71">Pour passer d'une étape à l'autre des tutoriaux, il faudra que l'utilisateur réalise ce qui lui a été demandé à l'étape courante. </text:p>
      <text:p text:style-name="P65">Essentiel</text:p>
      <text:p text:style-name="P75"/>
      <text:list xml:id="list171957920172926" text:continue-numbering="true" text:style-name="WWNum1">
        <text:list-item>
          <text:h text:style-name="P38" text:outline-level="1"><text:bookmark-start text:name="_Toc378700663"/><text:bookmark-start text:name="__RefHeading__1145_967231247"/>Exigences non-fonctionnelles<text:bookmark-end text:name="_Toc378700663"/><text:bookmark-end text:name="__RefHeading__1145_967231247"/></text:h>
        </text:list-item>
      </text:list>
      <text:p text:style-name="P4"/>
      <text:list xml:id="list171957920160087" text:continue-numbering="true" text:style-name="WWNum1">
        <text:list-item>
          <text:list>
            <text:list-item>
              <text:h text:style-name="P47" text:outline-level="2"><text:bookmark-start text:name="_Toc378700664"/><text:bookmark-start text:name="__RefHeading__1147_967231247"/>Utilisabilité<text:bookmark-end text:name="_Toc378700664"/><text:bookmark-end text:name="__RefHeading__1147_967231247"/></text:h>
            </text:list-item>
          </text:list>
        </text:list-item>
      </text:list>
      <text:p text:style-name="P14"/>
      <text:list xml:id="list171957920157955" text:continue-numbering="true" text:style-name="WWNum1">
        <text:list-item>
          <text:list>
            <text:list-item>
              <text:list>
                <text:list-item>
                  <text:h text:style-name="P40" text:outline-level="3"><text:bookmark-start text:name="_Toc378700665"/><text:bookmark-start text:name="__RefHeading__1149_967231247"/>Temps de formation<text:bookmark-end text:name="_Toc378700665"/><text:bookmark-end text:name="__RefHeading__1149_967231247"/></text:h>
                </text:list-item>
              </text:list>
            </text:list-item>
          </text:list>
        </text:list-item>
      </text:list>
      <text:p text:style-name="P16">Un utilisateur normal doit pouvoir utiliser le logiciel facilement, avec une période d’apprentissage d’au plus 1 minute. Cela est nécessaire puisque le logiciel sera présenté dans un salon dans lequel les utilisateurs ont peu de temps à consacrer à chaque présentation.</text:p>
      <text:p text:style-name="P16"/>
      <text:list xml:id="list171957921155719" text:continue-numbering="true" text:style-name="WWNum1">
        <text:list-item>
          <text:list>
            <text:list-item>
              <text:list>
                <text:list-item>
                  <text:h text:style-name="P40" text:outline-level="3"><text:bookmark-start text:name="_Toc378700666"/><text:bookmark-start text:name="__RefHeading__1151_967231247"/>Latence du son<text:bookmark-end text:name="_Toc378700666"/><text:bookmark-end text:name="__RefHeading__1151_967231247"/></text:h>
                </text:list-item>
              </text:list>
            </text:list-item>
          </text:list>
        </text:list-item>
      </text:list>
      <text:p text:style-name="P15"><text:span text:style-name="T2">Le son de chaque note pour chaque instrument devra être joué avec un délai maximal de</text:span><text:span text:style-name="T16"> 25</text:span><text:span text:style-name="T2"> </text:span><text:span text:style-name="T10">60 </text:span><text:span text:style-name="T2">millisecondes après que l’action ait été effectuée par l’utilisateur.</text:span></text:p>
      <text:p text:style-name="P16"/>
      <text:list xml:id="list171957922170450" text:continue-numbering="true" text:style-name="WWNum1">
        <text:list-item>
          <text:list>
            <text:list-item>
              <text:list>
                <text:list-item>
                  <text:h text:style-name="P40" text:outline-level="3"><text:bookmark-start text:name="_Toc378700667"/><text:bookmark-start text:name="__RefHeading__1153_967231247"/>Latence de l’image<text:bookmark-end text:name="_Toc378700667"/><text:bookmark-end text:name="__RefHeading__1153_967231247"/></text:h>
                </text:list-item>
              </text:list>
            </text:list-item>
          </text:list>
        </text:list-item>
      </text:list>
      <text:p text:style-name="P15"><text:span text:style-name="T2">Les actions de l’utilisateur seront répercutées dans la vue affichée avec un délai maximal de</text:span><text:span text:style-name="T16"> 50</text:span><text:span text:style-name="T2"> </text:span><text:span text:style-name="T10">60</text:span><text:span text:style-name="T2"> millisecondes après que l’exécution de l’action.</text:span></text:p>
      <text:p text:style-name="P15"><text:span text:style-name="T2"/></text:p>
      <text:list xml:id="list171957923172190" text:continue-numbering="true" text:style-name="WWNum1">
        <text:list-item>
          <text:list>
            <text:list-item>
              <text:list>
                <text:list-item>
                  <text:h text:style-name="P41" text:outline-level="3"><text:bookmark-start text:name="_Toc3787006671"/>G<text:bookmark-end text:name="_Toc3787006671"/>estion de foules</text:h>
                </text:list-item>
              </text:list>
            </text:list-item>
          </text:list>
        </text:list-item>
      </text:list>
      <text:p text:style-name="P77"><text:span text:style-name="T2">L</text:span><text:span text:style-name="T11">'application devra suivre les mouvements du joueur courant même lorsqu'un grand nombre de personnes se trouvent autour de lui.</text:span></text:p>
      <text:p text:style-name="P16"><text:soft-page-break/></text:p>
      <text:list xml:id="list171957923163230" text:continue-numbering="true" text:style-name="WWNum1">
        <text:list-item>
          <text:list>
            <text:list-item>
              <text:h text:style-name="P47" text:outline-level="2"><text:bookmark-start text:name="_Toc77491607"/><text:bookmark-start text:name="_Toc378700668"/><text:bookmark-start text:name="__RefHeading__1155_967231247"/>Fiabilité<text:bookmark-end text:name="_Toc77491607"/><text:bookmark-end text:name="_Toc378700668"/><text:bookmark-end text:name="__RefHeading__1155_967231247"/></text:h>
            </text:list-item>
          </text:list>
        </text:list-item>
      </text:list>
      <text:p text:style-name="P14"/>
      <text:list xml:id="list171957924143207" text:continue-numbering="true" text:style-name="WWNum1">
        <text:list-item>
          <text:list>
            <text:list-item>
              <text:list>
                <text:list-item>
                  <text:h text:style-name="P40" text:outline-level="3"><text:bookmark-start text:name="_Toc378700669"/><text:bookmark-start text:name="__RefHeading__1157_967231247"/>Temps moyen entre pannes<text:bookmark-end text:name="_Toc378700669"/><text:bookmark-end text:name="__RefHeading__1157_967231247"/></text:h>
                </text:list-item>
              </text:list>
            </text:list-item>
          </text:list>
        </text:list-item>
      </text:list>
      <text:p text:style-name="P16"><text:bookmark-start text:name="_Toc77491609"/>Le temps moyen entre panne devra être grand afin d’assurer le bon déroulement des démonstrations, avec 1 panne par 9 heures.</text:p>
      <text:p text:style-name="P16"/>
      <text:list xml:id="list171957924141537" text:continue-numbering="true" text:style-name="WWNum1">
        <text:list-item>
          <text:list>
            <text:list-item>
              <text:list>
                <text:list-item>
                  <text:h text:style-name="P40" text:outline-level="3"><text:bookmark-start text:name="_Toc378700670"/><text:bookmark-start text:name="__RefHeading__1159_967231247"/>Temps moyen jusqu’à la réparation<text:bookmark-end text:name="_Toc378700670"/><text:bookmark-end text:name="__RefHeading__1159_967231247"/></text:h>
                </text:list-item>
              </text:list>
            </text:list-item>
          </text:list>
        </text:list-item>
      </text:list>
      <text:p text:style-name="P16">Le système devra être facilement réparable et calibrable. Ainsi, le temps pour redémarrer le logiciel sera d’au maximum 5 minutes. Le temps pour installer tous les capteurs et les calibrer sera d’au maximum 20 minutes.</text:p>
      <text:p text:style-name="P4"/>
      <text:list xml:id="list171957925169057" text:continue-numbering="true" text:style-name="WWNum1">
        <text:list-item>
          <text:list>
            <text:list-item>
              <text:h text:style-name="P47" text:outline-level="2"><text:bookmark-start text:name="_Toc378700671"/><text:bookmark-start text:name="__RefHeading__1161_967231247"/>Performance<text:bookmark-end text:name="_Toc77491609"/><text:bookmark-end text:name="_Toc378700671"/><text:bookmark-end text:name="__RefHeading__1161_967231247"/></text:h>
              <text:list>
                <text:list-item>
                  <text:h text:style-name="P40" text:outline-level="3"><text:bookmark-start text:name="_Toc378700672"/><text:bookmark-start text:name="__RefHeading__1163_967231247"/>Utilisation de ressource<text:bookmark-end text:name="_Toc378700672"/><text:bookmark-end text:name="__RefHeading__1163_967231247"/></text:h>
                </text:list-item>
              </text:list>
            </text:list-item>
          </text:list>
        </text:list-item>
      </text:list>
      <text:p text:style-name="P16"><text:bookmark-start text:name="_Toc77491611"/>Le système devra pouvoir s’exécuter sur un ordinateur portable d’un membre de l’équipe, doté de la configuration suivante :</text:p>
      <text:list xml:id="list841270898030888883" text:style-name="WWNum7">
        <text:list-item>
          <text:p text:style-name="P83">Processeur : Intel Core i7 – 4 coeurs @ 2.70 GHz</text:p>
        </text:list-item>
        <text:list-item>
          <text:p text:style-name="P83">Mémoire : 8 Go</text:p>
        </text:list-item>
        <text:list-item>
          <text:p text:style-name="P83">Carte graphique : NVIDIA Quadro K1000M et Intel HD Graphics 4000</text:p>
        </text:list-item>
        <text:list-item>
          <text:p text:style-name="P83">Espace disque : 500 Go</text:p>
        </text:list-item>
      </text:list>
      <text:p text:style-name="P16">Nous n’avons pas de contraintes d’économie de ressources matérielles ou de courant électrique. Nous pouvons donc nous permettre d’utiliser 100% des ressources décrites ci-dessous dans le but d’avoir un logiciel permettant une immersion dans le monde virtuelle qui semble aussi réelle que possible.</text:p>
      <text:p text:style-name="P16"/>
      <text:list xml:id="list171957927163016" text:continue-list="list171957925169057" text:style-name="WWNum1">
        <text:list-item>
          <text:list>
            <text:list-item>
              <text:h text:style-name="P47" text:outline-level="2"><text:bookmark-start text:name="_Toc378700673"/><text:bookmark-start text:name="__RefHeading__1165_967231247"/>Maintenabilité<text:bookmark-end text:name="_Toc77491611"/><text:bookmark-end text:name="_Toc378700673"/><text:bookmark-end text:name="__RefHeading__1165_967231247"/></text:h>
            </text:list-item>
          </text:list>
        </text:list-item>
      </text:list>
      <text:p text:style-name="P14"/>
      <text:list xml:id="list171957927158408" text:continue-numbering="true" text:style-name="WWNum1">
        <text:list-item>
          <text:list>
            <text:list-item>
              <text:list>
                <text:list-item>
                  <text:h text:style-name="P40" text:outline-level="3"><text:bookmark-start text:name="_Toc378700674"/><text:bookmark-start text:name="__RefHeading__1167_967231247"/>Calibrage facile<text:bookmark-end text:name="_Toc378700674"/><text:bookmark-end text:name="__RefHeading__1167_967231247"/></text:h>
                </text:list-item>
              </text:list>
            </text:list-item>
          </text:list>
        </text:list-item>
      </text:list>
      <text:p text:style-name="P16"><text:bookmark-start text:name="_Toc77491613"/>Le système doit être facile à calibrer afin que le système puisse être réutilisé par le département de génie logiciel pour maximiser le rayonnement de l’École Polytechnique.</text:p>
      <text:p text:style-name="P16"/>
      <text:list xml:id="list171957928160603" text:continue-numbering="true" text:style-name="WWNum1">
        <text:list-item>
          <text:list>
            <text:list-item>
              <text:list>
                <text:list-item>
                  <text:h text:style-name="P40" text:outline-level="3"><text:bookmark-start text:name="_Toc378700675"/><text:bookmark-start text:name="__RefHeading__1169_967231247"/>Normes de codage<text:bookmark-end text:name="_Toc378700675"/><text:bookmark-end text:name="__RefHeading__1169_967231247"/></text:h>
                </text:list-item>
              </text:list>
            </text:list-item>
          </text:list>
        </text:list-item>
      </text:list>
      <text:p text:style-name="P15"><text:span text:style-name="T2">Les conventions de codage utilisées seront le Google style guide pour C++ (</text:span><text:a xlink:type="simple" xlink:href="http://google-styleguide.googlecode.com/svn/trunk/cppguide.xml">http://google-styleguide.googlecode.com/svn/trunk/cppguide.xml</text:a><text:span text:style-name="T2">) et les conventions de Microsoft pour le C#.</text:span></text:p>
      <text:p text:style-name="P14"/>
      <text:list xml:id="list171957929149848" text:continue-numbering="true" text:style-name="WWNum1">
        <text:list-item>
          <text:list>
            <text:list-item>
              <text:h text:style-name="P47" text:outline-level="2"><text:bookmark-start text:name="_Toc378700676"/><text:bookmark-start text:name="__RefHeading__1171_967231247"/>Contraintes de conception<text:bookmark-end text:name="_Toc77491613"/><text:bookmark-end text:name="_Toc378700676"/><text:bookmark-end text:name="__RefHeading__1171_967231247"/></text:h>
            </text:list-item>
          </text:list>
        </text:list-item>
      </text:list>
      <text:p text:style-name="P14"/>
      <text:list xml:id="list171957929164334" text:continue-numbering="true" text:style-name="WWNum1">
        <text:list-item>
          <text:list>
            <text:list-item>
              <text:list>
                <text:list-item>
                  <text:h text:style-name="P40" text:outline-level="3"><text:bookmark-start text:name="_Toc378700677"/><text:bookmark-start text:name="__RefHeading__1173_967231247"/>Langage de programmation<text:bookmark-end text:name="_Toc378700677"/><text:bookmark-end text:name="__RefHeading__1173_967231247"/></text:h>
                </text:list-item>
              </text:list>
            </text:list-item>
          </text:list>
        </text:list-item>
      </text:list>
      <text:p text:style-name="P16"><text:bookmark-start text:name="_Toc77491615"/>Les langages utilisés seront le C# pour tous les scripts Unity et le C++ pour les algorithmes de traitement d’image et la communication avec les capteurs.</text:p>
      <text:p text:style-name="P16"/>
      <text:list xml:id="list171957930150394" text:continue-numbering="true" text:style-name="WWNum1">
        <text:list-item>
          <text:list>
            <text:list-item>
              <text:list>
                <text:list-item>
                  <text:h text:style-name="P40" text:outline-level="3"><text:bookmark-start text:name="_Toc378700678"/><text:bookmark-start text:name="__RefHeading__1175_967231247"/><text:soft-page-break/>Librairies utilisées<text:bookmark-end text:name="_Toc378700678"/><text:bookmark-end text:name="__RefHeading__1175_967231247"/></text:h>
                </text:list-item>
              </text:list>
            </text:list-item>
          </text:list>
        </text:list-item>
      </text:list>
      <text:p text:style-name="P15"><text:span text:style-name="T2">Le moteur 3D Unity sera utilisé pour contrôler le jeu. Les libraires OpenCV </text:span><text:span text:style-name="T16">et OpenCL</text:span><text:span text:style-name="T2"> seront aussi utilisées pour le traitement d’images et les calculs en parallèles sur GPU. Le Kinect SDK de Microsoft sera utilisé pour faire des traitements de base sur les données reçues de la Kinect.</text:span></text:p>
      <text:p text:style-name="P16"/>
      <text:list xml:id="list171957931158754" text:continue-numbering="true" text:style-name="WWNum1">
        <text:list-item>
          <text:list>
            <text:list-item>
              <text:list>
                <text:list-item>
                  <text:h text:style-name="P40" text:outline-level="3"><text:bookmark-start text:name="_Toc378700679"/><text:bookmark-start text:name="__RefHeading__1177_967231247"/>Processus<text:bookmark-end text:name="_Toc378700679"/><text:bookmark-end text:name="__RefHeading__1177_967231247"/></text:h>
                </text:list-item>
              </text:list>
            </text:list-item>
          </text:list>
        </text:list-item>
      </text:list>
      <text:p text:style-name="P16">Le processus utilisé sera une variation des processus agiles. Ce processus est défini plus en détails dans le schéma déjà remis.</text:p>
      <text:p text:style-name="P16"/>
      <text:list xml:id="list171957931150709" text:continue-numbering="true" text:style-name="WWNum1">
        <text:list-item>
          <text:list>
            <text:list-item>
              <text:list>
                <text:list-item>
                  <text:h text:style-name="P40" text:outline-level="3"><text:bookmark-start text:name="_Toc378700680"/><text:bookmark-start text:name="__RefHeading__1179_967231247"/>Achat de composantes<text:bookmark-end text:name="_Toc378700680"/><text:bookmark-end text:name="__RefHeading__1179_967231247"/></text:h>
                </text:list-item>
              </text:list>
            </text:list-item>
          </text:list>
        </text:list-item>
      </text:list>
      <text:p text:style-name="P16">Il faudra se procurer deux capteurs Kinect ainsi qu’un projecteur auprès de l’école. Il faudra aussi se procurer 2 trépieds pour supporter les Kinect ainsi que quelques matériaux de constructions pour construire une protection pour les capteurs.</text:p>
      <text:p text:style-name="P16"><text:bookmark-end text:name="_Toc77491615"/></text:p>
      <text:list xml:id="list171957932160775" text:continue-numbering="true" text:style-name="WWNum1">
        <text:list-item>
          <text:list>
            <text:list-item>
              <text:h text:style-name="P47" text:outline-level="2"><text:bookmark-start text:name="_Toc77491616"/><text:bookmark-start text:name="_Toc378700681"/><text:bookmark-start text:name="__RefHeading__1181_967231247"/>Exigences de la documentation usager en ligne et du système d’assistance<text:bookmark-end text:name="_Toc77491616"/><text:bookmark-end text:name="_Toc378700681"/><text:bookmark-end text:name="__RefHeading__1181_967231247"/></text:h>
            </text:list-item>
          </text:list>
        </text:list-item>
      </text:list>
      <text:p text:style-name="P16">Il n’y aura pas de documentation usager excepté une aide en jeu indiquant les mouvements nécessaires pour simuler chaque instrument.</text:p>
      <text:h text:style-name="P39" text:outline-level="1"><text:bookmark-start text:name="_Toc378700682"/><text:bookmark-start text:name="__RefHeading__1183_967231247"/>ANNEXE A: Glossaire<text:bookmark-end text:name="_Toc378700682"/><text:bookmark-end text:name="__RefHeading__1183_967231247"/></text:h>
      <text:p text:style-name="P4"/>
      <table:table table:name="Table4" table:style-name="Table4">
        <table:table-column table:style-name="Table4.A"/>
        <table:table-column table:style-name="Table4.B"/>
        <table:table-row table:style-name="Table4.1">
          <table:table-cell table:style-name="Table4.A1" office:value-type="string">
            <text:p text:style-name="P36">Terme</text:p>
          </table:table-cell>
          <table:table-cell table:style-name="Table4.A1" office:value-type="string">
            <text:p text:style-name="P36">Description</text:p>
          </table:table-cell>
        </table:table-row>
        <table:table-row table:style-name="Table4.1">
          <table:table-cell table:style-name="Table4.A2" office:value-type="string">
            <text:p text:style-name="P4">SDK</text:p>
          </table:table-cell>
          <table:table-cell table:style-name="Table4.B2" office:value-type="string">
            <text:p text:style-name="P34">Software Development Kit</text:p>
          </table:table-cell>
        </table:table-row>
        <table:table-row table:style-name="Table4.1">
          <table:table-cell table:style-name="Table4.A3" office:value-type="string">
            <text:p text:style-name="P4">FPS</text:p>
          </table:table-cell>
          <table:table-cell table:style-name="Table4.B3" office:value-type="string">
            <text:p text:style-name="Standard"><text:span text:style-name="T2">Vue à la première personne (</text:span><text:span text:style-name="T3">First person shooter</text:span><text:span text:style-name="T2">)</text:span></text:p>
          </table:table-cell>
        </table:table-row>
        <table:table-row table:style-name="Table4.1">
          <table:table-cell table:style-name="Table4.A4" office:value-type="string">
            <text:p text:style-name="P4"/>
          </table:table-cell>
          <table:table-cell table:style-name="Table4.B4" office:value-type="string">
            <text:p text:style-name="P4"/>
          </table:table-cell>
        </table:table-row>
        <table:table-row table:style-name="Table4.1">
          <table:table-cell table:style-name="Table4.A5" office:value-type="string">
            <text:p text:style-name="P4"/>
          </table:table-cell>
          <table:table-cell table:style-name="Table4.B5" office:value-type="string">
            <text:p text:style-name="P4"/>
          </table:table-cell>
        </table:table-row>
        <table:table-row table:style-name="Table4.1">
          <table:table-cell table:style-name="Table4.A6" office:value-type="string">
            <text:p text:style-name="P4"/>
          </table:table-cell>
          <table:table-cell table:style-name="Table4.B6" office:value-type="string">
            <text:p text:style-name="P4"/>
          </table:table-cell>
        </table:table-row>
        <table:table-row table:style-name="Table4.1">
          <table:table-cell table:style-name="Table4.A7" office:value-type="string">
            <text:p text:style-name="P4"/>
          </table:table-cell>
          <table:table-cell table:style-name="Table4.B7" office:value-type="string">
            <text:p text:style-name="P4"/>
          </table:table-cell>
        </table:table-row>
        <table:table-row table:style-name="Table4.1">
          <table:table-cell table:style-name="Table4.A8" office:value-type="string">
            <text:p text:style-name="P4"/>
          </table:table-cell>
          <table:table-cell table:style-name="Table4.B8" office:value-type="string">
            <text:p text:style-name="P4"/>
          </table:table-cell>
        </table:table-row>
        <table:table-row table:style-name="Table4.1">
          <table:table-cell table:style-name="Table4.A9" office:value-type="string">
            <text:p text:style-name="P4"/>
          </table:table-cell>
          <table:table-cell table:style-name="Table4.B9" office:value-type="string">
            <text:p text:style-name="P4"/>
          </table:table-cell>
        </table:table-row>
        <table:table-row table:style-name="Table4.1">
          <table:table-cell table:style-name="Table4.A10" office:value-type="string">
            <text:p text:style-name="P4"/>
          </table:table-cell>
          <table:table-cell table:style-name="Table4.B10"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CA" style:letter-kerning="tru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CA" style:letter-kerning="tru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1" style:class="text">
      <style:paragraph-properties fo:margin-left="1.27cm" fo:margin-right="0cm" fo:margin-top="0.212cm" fo:margin-bottom="0.106cm" style:contextual-spacing="false" fo:text-indent="-1.27cm" style:auto-text-indent="false" fo:keep-with-next="always"/>
      <style:text-properties style:font-name="Arial1" fo:font-family="Arial" style:font-family-generic="roman" style:font-pitch="variable" fo:font-size="12pt" fo:font-weight="bold" style:font-size-asian="12pt" style:font-weight-asian="bold"/>
    </style:style>
    <style:style style:name="Heading_20_2" style:display-name="Heading 2" style:family="paragraph" style:parent-style-name="Heading_20_1" style:default-outline-level="2" style:list-style-name="WWNum1" style:class="text">
      <style:text-properties fo:font-size="10pt" style:font-size-asian="10pt"/>
    </style:style>
    <style:style style:name="Heading_20_3" style:display-name="Heading 3" style:family="paragraph" style:parent-style-name="Heading_20_1" style:default-outline-level="3" style:list-style-name="WWNum1"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list-style-name="WWNum1" style:class="text">
      <style:text-properties fo:font-size="10pt" fo:font-weight="normal" style:font-size-asian="10pt" style:font-weight-asian="normal"/>
    </style:style>
    <style:style style:name="Heading_20_5" style:display-name="Heading 5" style:family="paragraph" style:parent-style-name="Standard" style:default-outline-level="5" style:list-style-name="WWNum1"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default-outline-level="6" style:list-style-name="WWNum1"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default-outline-level="8" style:list-style-name="WWNum1"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default-outline-level="9" style:list-style-name="WWNum1"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style:contextual-spacing="false" fo:text-indent="0cm" style:auto-text-indent="false"/>
      <style:text-properties fo:color="#000000" fo:language="en" fo:country="AU"/>
    </style:style>
    <style:style style:name="Title" style:family="paragraph" style:parent-style-name="Standard" style:default-outline-level="" style:class="chapter">
      <style:paragraph-properties fo:line-height="100%" fo:text-align="center" style:justify-single-word="false"/>
      <style:text-properties style:font-name="Arial1"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style:contextual-spacing="false" fo:text-align="center" style:justify-single-word="false"/>
      <style:text-properties style:font-name="Arial1"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default-outline-level="">
      <style:paragraph-properties fo:margin-left="1.27cm" fo:margin-right="0cm" fo:text-indent="-0.762cm" style:auto-text-indent="false"/>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Tabletext" style:family="paragraph" style:parent-style-name="Standard" style:default-outline-level="">
      <style:paragraph-properties fo:margin-top="0cm" fo:margin-bottom="0.212cm" style:contextual-spacing="false" fo:keep-together="alway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141cm" fo:margin-bottom="0cm" style:contextual-spacing="false" fo:line-height="100%"/>
    </style:style>
    <style:style style:name="Paragraph3" style:family="paragraph" style:parent-style-name="Standard" style:default-outline-level="">
      <style:paragraph-properties fo:margin-left="2.699cm" fo:margin-right="0cm" fo:margin-top="0.141cm" fo:margin-bottom="0cm" style:contextual-spacing="false" fo:line-height="100%" fo:text-indent="0cm" style:auto-text-indent="false"/>
    </style:style>
    <style:style style:name="Paragraph4" style:family="paragraph" style:parent-style-name="Standard" style:default-outline-level="">
      <style:paragraph-properties fo:margin-left="3.969cm" fo:margin-right="0cm" fo:margin-top="0.141cm" fo:margin-bottom="0cm" style:contextual-spacing="false" fo:line-height="100%" fo:text-indent="0cm" style:auto-text-indent="false"/>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orphans="2" fo:widows="2"/>
      <style:text-properties style:font-name="Book Antiqua" fo:font-family="'Book Antiqua'" style:font-family-generic="roman" style:font-pitch="variable"/>
    </style:style>
    <style:style style:name="Bullet" style:family="paragraph" style:parent-style-name="Standard" style:default-outline-level="" style:list-style-name="WWNum5">
      <style:paragraph-properties fo:margin-left="0cm" fo:margin-right="0.635cm" fo:margin-top="0.212cm" fo:margin-bottom="0cm" style:contextual-spacing="false" fo:line-height="100%"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default-outline-level="">
      <style:paragraph-properties fo:margin-top="0.212cm" fo:margin-bottom="0.212cm" style:contextual-spacing="false"/>
      <style:text-properties fo:color="#0000ff" fo:font-style="italic"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859cm" fo:margin-left="-0.203cm" fo:margin-top="0cm" fo:margin-bottom="0cm" table:align="left" style:writing-mode="lr-tb"/>
    </style:style>
    <style:style style:name="Table2.A" style:family="table-column">
      <style:table-column-properties style:column-width="11.252cm"/>
    </style:style>
    <style:style style:name="Table2.B" style:family="table-column">
      <style:table-column-properties style:column-width="5.607cm"/>
    </style:style>
    <style:style style:name="Table2.1" style:family="table-row">
      <style:table-row-properties fo:keep-together="auto"/>
    </style:style>
    <style:style style:name="Table2.A1" style:family="table-cell">
      <style:table-cell-properties fo:padding-left="0.203cm" fo:padding-right="0.191cm" fo:padding-top="0cm" fo:padding-bottom="0cm" fo:border="0.75pt solid #00000a"/>
    </style:style>
    <style:style style:name="Table3" style:family="table">
      <style:table-properties style:width="16.73cm" fo:margin-left="-0.203cm" fo:margin-top="0cm" fo:margin-bottom="0cm" table:align="left" style:writing-mode="lr-tb"/>
    </style:style>
    <style:style style:name="Table3.A" style:family="table-column">
      <style:table-column-properties style:column-width="5.576cm"/>
    </style:style>
    <style:style style:name="Table3.B" style:family="table-column">
      <style:table-column-properties style:column-width="5.577cm"/>
    </style:style>
    <style:style style:name="Table3.1" style:family="table-row">
      <style:table-row-properties fo:keep-together="auto"/>
    </style:style>
    <style:style style:name="Table3.A1" style:family="table-cell">
      <style:table-cell-properties fo:padding-left="0.203cm" fo:padding-right="0.191cm" fo:padding-top="0cm" fo:padding-bottom="0cm"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style:font-name="Arial1" fo:font-size="18pt" fo:language="fr" fo:country="CA" fo:font-weight="bold" style:font-size-asian="18pt" style:font-weight-asian="bold" style:font-name-complex="Arial2" style:font-size-complex="18pt"/>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style:font-size-asian="12pt"/>
    </style:style>
    <style:style style:name="MP5" style:family="paragraph" style:parent-style-name="Footer">
      <style:paragraph-properties fo:padding="0cm" fo:border="none"/>
    </style:style>
    <style:style style:name="MP6" style:family="paragraph" style:parent-style-name="Footer">
      <style:paragraph-properties fo:margin-left="0cm" fo:margin-right="0.635cm" fo:text-indent="0cm" style:auto-text-indent="false"/>
    </style:style>
    <style:style style:name="MP7" style:family="paragraph" style:parent-style-name="Standard">
      <style:text-properties fo:language="en" fo:country="CA"/>
    </style:style>
    <style:style style:name="MP8" style:family="paragraph" style:parent-style-name="Standard">
      <style:paragraph-properties fo:margin-left="0cm" fo:margin-right="0.12cm" fo:margin-top="0.071cm" fo:margin-bottom="0cm" style:contextual-spacing="false" fo:text-align="end" style:justify-single-word="false" fo:text-indent="0cm" style:auto-text-indent="false">
        <style:tab-stops>
          <style:tab-stop style:position="2.002cm"/>
        </style:tab-stops>
      </style:paragraph-properties>
    </style:style>
    <style:style style:name="MP9" style:family="paragraph" style:parent-style-name="Standard">
      <style:text-properties fo:language="fr" fo:country="CA"/>
    </style:style>
    <style:style style:name="MP10" style:family="paragraph" style:parent-style-name="Standard">
      <style:paragraph-properties fo:text-align="end" style:justify-single-word="false"/>
    </style:style>
    <style:style style:name="MP11" style:family="paragraph" style:parent-style-name="Header">
      <style:text-properties fo:language="fr" fo:country="CA"/>
    </style:style>
    <style:style style:name="MP12" style:family="paragraph" style:parent-style-name="Standard">
      <style:paragraph-properties fo:margin-left="0cm" fo:margin-right="0.635cm" fo:text-indent="0cm" style:auto-text-indent="false"/>
      <style:text-properties fo:language="fr" fo:country="CA"/>
    </style:style>
    <style:style style:name="MP13" style:family="paragraph" style:parent-style-name="Standard">
      <style:paragraph-properties fo:text-align="center" style:justify-single-word="false"/>
    </style:style>
    <style:style style:name="MT1" style:family="text"/>
    <style:style style:name="MT2" style:family="text">
      <style:text-properties fo:language="fr" fo:country="CA"/>
    </style:style>
    <style:style style:name="MT3" style:family="text">
      <style:text-properties fo:language="en" fo:country="CA" officeooo:rsid="00043116"/>
    </style:style>
    <style:style style:name="MT4"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036" number:language="fr" number:country="CA" number:automatic-order="true">
      <number:year number:style="long"/>
      <number:text>-</number:text>
      <number:month number:style="long"/>
      <number:text>-</number:text>
      <number:day number:style="long"/>
    </number:date-style>
    <number:date-style style:name="N20120" number:language="en" number:country="US">
      <number:year number:style="long"/>
    </number:date-style>
  </office:automatic-styles>
  <office:master-styles>
    <style:master-page style:name="Standard" style:page-layout-name="Mpm1">
      <style:header>
        <text:p text:style-name="MP1"/>
        <text:p text:style-name="MP2"/>
        <text:p text:style-name="MP3">Laval Virtual </text:p>
        <text:p text:style-name="MP4"/>
        <text:p text:style-name="Header"/>
      </style:header>
      <style:footer>
        <text:p text:style-name="MP5"><text:span text:style-name="page_20_number"><text:page-number text:select-page="current">1</text:page-number></text:span></text:p>
        <text:p text:style-name="MP6"/>
      </style:footer>
    </style:master-page>
    <style:master-page style:name="Converted1"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7">Air Instruments</text:p>
            </table:table-cell>
            <table:table-cell table:style-name="Table2.A1" office:value-type="string">
              <text:p text:style-name="MP8"><text:span text:style-name="MT2"><text:s text:c="2"/>Version: </text:span><text:span text:style-name="MT3">2.0</text:span><text:span text:style-name="MT2"> <text:s text:c="2"/></text:span></text:p>
            </table:table-cell>
          </table:table-row>
          <table:table-row table:style-name="Table2.1">
            <table:table-cell table:style-name="Table2.A1" office:value-type="string">
              <text:p text:style-name="MP9">Spécifications des requis du système (SRS)</text:p>
            </table:table-cell>
            <table:table-cell table:style-name="Table2.A1" office:value-type="string">
              <text:p text:style-name="MP10"><text:span text:style-name="MT2"><text:s text:c="2"/>Date: </text:span><text:span text:style-name="MT2"><text:date style:data-style-name="N10036" text:date-value="2014-04-06T17:19:57.797999996">2014-04-06</text:date></text:span></text:p>
            </table:table-cell>
          </table:table-row>
        </table:table>
        <text:p text:style-name="MP11"/>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12">Confidentiel</text:p>
            </table:table-cell>
            <table:table-cell table:style-name="Table3.A1" office:value-type="string">
              <text:p text:style-name="MP13"><text:span text:style-name="MT4"></text:span><text:span text:style-name="MT2">Laval Virtual </text:span>, <text:date style:data-style-name="N20120" text:date-value="2014-04-06T17:19:57.799000167">2014</text:date></text:p>
            </table:table-cell>
            <table:table-cell table:style-name="Table3.A1" office:value-type="string">
              <text:p text:style-name="MP10">Page <text:span text:style-name="page_20_number"><text:page-number text:select-page="current">15</text:page-number></text:span><text:span text:style-name="page_20_number"> de </text:span><text:span text:style-name="page_20_number"><text:page-count>15</text:page-count></text:span></text:p>
            </table:table-cell>
          </table:table-row>
        </table:table>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écifications des requis du système (SRS)</dc:title>
    <dc:subject>Air Instruments</dc:subject>
    <meta:initial-creator>Olivier Gendreau</meta:initial-creator>
    <meta:editing-cycles>174</meta:editing-cycles>
    <meta:print-date>2011-08-24T16:05:00</meta:print-date>
    <meta:creation-date>2011-08-25T03:08:00</meta:creation-date>
    <dc:date>2014-04-06T17:19:57.772000000</dc:date>
    <meta:editing-duration>PT1H42M</meta:editing-duration>
    <meta:generator>LibreOffice/4.1.4.2$Windows_x86 LibreOffice_project/0a0440ccc0227ad9829de5f46be37cfb6edcf72</meta:generator>
    <meta:document-statistic meta:table-count="4" meta:image-count="0" meta:object-count="0" meta:page-count="15" meta:paragraph-count="315" meta:word-count="3560" meta:character-count="22382" meta:non-whitespace-character-count="19197"/>
    <meta:user-defined meta:name="AppVersion">14.0000</meta:user-defined>
    <meta:user-defined meta:name="Company">Laval Virtual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Status" meta:value-type="string">1.2</meta:user-defined>
    <meta:template xlink:type="simple" xlink:actuate="onRequest" xlink:title="SRS.dot" xlink:href=""/>
  </office:meta>
</office:document-meta>
</file>